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DFAC4C48D4B2CD8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officeooo:rsid="001697b5" officeooo:paragraph-rsid="0018e92f"/>
    </style:style>
    <style:style style:name="P10" style:family="paragraph" style:parent-style-name="Standard">
      <style:text-properties officeooo:rsid="002f9d78" officeooo:paragraph-rsid="002fe53d"/>
    </style:style>
    <style:style style:name="P11" style:family="paragraph" style:parent-style-name="Standard">
      <style:text-properties officeooo:rsid="001aaa95" officeooo:paragraph-rsid="001aaa95"/>
    </style:style>
    <style:style style:name="P12" style:family="paragraph" style:parent-style-name="Standard">
      <style:text-properties fo:font-style="normal" officeooo:rsid="0027898f" officeooo:paragraph-rsid="002bb45c" style:font-style-asian="normal" style:font-style-complex="normal"/>
    </style:style>
    <style:style style:name="P13" style:family="paragraph" style:parent-style-name="Standard">
      <style:text-properties fo:font-style="normal" officeooo:rsid="0026d4f1" officeooo:paragraph-rsid="0026d4f1" style:font-style-asian="normal" style:font-style-complex="normal"/>
    </style:style>
    <style:style style:name="P14" style:family="paragraph" style:parent-style-name="Standard">
      <style:text-properties fo:font-style="normal" officeooo:rsid="0026d4f1" officeooo:paragraph-rsid="004f14b0" style:font-style-asian="normal" style:font-style-complex="normal"/>
    </style:style>
    <style:style style:name="P15" style:family="paragraph" style:parent-style-name="Standard">
      <style:text-properties fo:font-style="normal" officeooo:rsid="0026d4f1" officeooo:paragraph-rsid="003a25a3" style:font-style-asian="normal" style:font-style-complex="normal"/>
    </style:style>
    <style:style style:name="P16" style:family="paragraph" style:parent-style-name="Standard">
      <style:text-properties fo:font-style="normal" officeooo:rsid="004527a6" officeooo:paragraph-rsid="004527a6" style:font-style-asian="normal" style:font-style-complex="normal"/>
    </style:style>
    <style:style style:name="P17" style:family="paragraph" style:parent-style-name="Standard">
      <style:text-properties fo:font-style="normal" officeooo:rsid="00448b2b" officeooo:paragraph-rsid="0056ff5c" style:font-style-asian="normal" style:font-style-complex="normal"/>
    </style:style>
    <style:style style:name="P18" style:family="paragraph" style:parent-style-name="Standard">
      <style:text-properties fo:font-style="normal" officeooo:rsid="005a055c" officeooo:paragraph-rsid="005a055c" style:font-style-asian="normal" style:font-style-complex="normal"/>
    </style:style>
    <style:style style:name="P19" style:family="paragraph" style:parent-style-name="Standard">
      <style:text-properties officeooo:rsid="0018e92f" officeooo:paragraph-rsid="0018e92f"/>
    </style:style>
    <style:style style:name="P20" style:family="paragraph" style:parent-style-name="Standard">
      <style:text-properties officeooo:rsid="001b9871" officeooo:paragraph-rsid="001b9871"/>
    </style:style>
    <style:style style:name="P21" style:family="paragraph" style:parent-style-name="Standard">
      <style:text-properties officeooo:rsid="001bc36d" officeooo:paragraph-rsid="001bc36d"/>
    </style:style>
    <style:style style:name="P22" style:family="paragraph" style:parent-style-name="Standard">
      <style:text-properties officeooo:paragraph-rsid="001bc36d"/>
    </style:style>
    <style:style style:name="P23" style:family="paragraph" style:parent-style-name="Standard">
      <style:text-properties officeooo:paragraph-rsid="001c97f8"/>
    </style:style>
    <style:style style:name="P24" style:family="paragraph" style:parent-style-name="Standard">
      <style:text-properties officeooo:rsid="00206d5e" officeooo:paragraph-rsid="00206d5e"/>
    </style:style>
    <style:style style:name="P25" style:family="paragraph" style:parent-style-name="Standard">
      <style:text-properties officeooo:rsid="00206d5e" officeooo:paragraph-rsid="00503e48"/>
    </style:style>
    <style:style style:name="P26" style:family="paragraph" style:parent-style-name="Standard">
      <style:text-properties officeooo:rsid="0021b072" officeooo:paragraph-rsid="0021b072"/>
    </style:style>
    <style:style style:name="P27" style:family="paragraph" style:parent-style-name="Standard">
      <style:text-properties officeooo:rsid="0021b072" officeooo:paragraph-rsid="0023e673"/>
    </style:style>
    <style:style style:name="P28" style:family="paragraph" style:parent-style-name="Standard">
      <style:text-properties officeooo:rsid="0023e673" officeooo:paragraph-rsid="0023e673"/>
    </style:style>
    <style:style style:name="P29" style:family="paragraph" style:parent-style-name="Standard">
      <style:text-properties officeooo:rsid="0026d4f1" officeooo:paragraph-rsid="0026d4f1"/>
    </style:style>
    <style:style style:name="P30" style:family="paragraph" style:parent-style-name="Standard">
      <style:text-properties officeooo:paragraph-rsid="002bb45c"/>
    </style:style>
    <style:style style:name="P31" style:family="paragraph" style:parent-style-name="Standard">
      <style:text-properties officeooo:rsid="0033b2aa" officeooo:paragraph-rsid="0033b2aa"/>
    </style:style>
    <style:style style:name="P32" style:family="paragraph" style:parent-style-name="Standard">
      <style:text-properties officeooo:rsid="0033b2aa" officeooo:paragraph-rsid="00359f76"/>
    </style:style>
    <style:style style:name="P33" style:family="paragraph" style:parent-style-name="Standard">
      <style:text-properties fo:font-style="italic" officeooo:rsid="0027898f" officeooo:paragraph-rsid="002a50fd" style:font-style-asian="italic" style:font-style-complex="italic"/>
    </style:style>
    <style:style style:name="P3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5" style:family="paragraph" style:parent-style-name="Standard">
      <style:paragraph-properties fo:margin-left="0in" fo:margin-right="0in" fo:text-indent="0in" style:auto-text-indent="false"/>
      <style:text-properties officeooo:rsid="001aaa95" officeooo:paragraph-rsid="001aaa95"/>
    </style:style>
    <style:style style:name="P36" style:family="paragraph" style:parent-style-name="Standard">
      <style:paragraph-properties fo:margin-left="0in" fo:margin-right="0in" fo:text-indent="0in" style:auto-text-indent="false"/>
      <style:text-properties officeooo:rsid="001b9871" officeooo:paragraph-rsid="001b9871"/>
    </style:style>
    <style:style style:name="P37" style:family="paragraph" style:parent-style-name="Standard">
      <style:paragraph-properties fo:break-before="page"/>
    </style:style>
    <style:style style:name="P38" style:family="paragraph" style:parent-style-name="Standard">
      <style:paragraph-properties fo:margin-left="0.5in" fo:margin-right="0in" fo:text-indent="0in" style:auto-text-indent="false"/>
      <style:text-properties officeooo:rsid="001aaa95" officeooo:paragraph-rsid="001aaa95"/>
    </style:style>
    <style:style style:name="P39"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0"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1"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2"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43"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44"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45" style:family="paragraph" style:parent-style-name="Table_20_Contents">
      <style:paragraph-properties fo:text-align="center" style:justify-single-word="false"/>
      <style:text-properties officeooo:paragraph-rsid="001b9871"/>
    </style:style>
    <style:style style:name="P46" style:family="paragraph" style:parent-style-name="Table_20_Contents">
      <style:paragraph-properties fo:text-align="center" style:justify-single-word="false"/>
      <style:text-properties officeooo:rsid="001b9871" officeooo:paragraph-rsid="001b9871"/>
    </style:style>
    <style:style style:name="P47" style:family="paragraph" style:parent-style-name="Table_20_Contents">
      <style:paragraph-properties fo:text-align="center" style:justify-single-word="false"/>
      <style:text-properties officeooo:rsid="001b9871" officeooo:paragraph-rsid="001bc36d"/>
    </style:style>
    <style:style style:name="P48" style:family="paragraph" style:parent-style-name="Table_20_Contents">
      <style:paragraph-properties fo:text-align="center" style:justify-single-word="false"/>
      <style:text-properties officeooo:rsid="001bc36d" officeooo:paragraph-rsid="001bc36d"/>
    </style:style>
    <style:style style:name="P49" style:family="paragraph" style:parent-style-name="Table_20_Contents">
      <style:paragraph-properties fo:text-align="start" style:justify-single-word="false"/>
      <style:text-properties officeooo:rsid="001bc36d" officeooo:paragraph-rsid="001bc36d"/>
    </style:style>
    <style:style style:name="P50" style:family="paragraph" style:parent-style-name="Table_20_Contents">
      <style:paragraph-properties fo:text-align="center" style:justify-single-word="false"/>
      <style:text-properties style:use-window-font-color="true" loext:opacity="0%" style:font-name="Times New Roman" fo:font-size="12pt" fo:language="en" fo:country="US" officeooo:rsid="001bc36d" officeooo:paragraph-rsid="001bc36d" style:font-name-asian="Times New Roman" style:font-size-asian="12pt" style:font-name-complex="Times New Roman" style:font-size-complex="12pt" style:language-complex="ar" style:country-complex="SA"/>
    </style:style>
    <style:style style:name="P51"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2"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3"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54"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55"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6"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7"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58"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59"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60"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1"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2"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3" style:family="paragraph" style:parent-style-name="Standard" style:master-page-name="">
      <style:paragraph-properties style:page-number="auto" fo:keep-with-next="always" style:writing-mode="lr-tb"/>
      <style:text-properties officeooo:rsid="001c97f8" officeooo:paragraph-rsid="001c97f8"/>
    </style:style>
    <style:style style:name="P64"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65"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6" style:family="paragraph" style:parent-style-name="Contents_20_2">
      <style:paragraph-properties>
        <style:tab-stops>
          <style:tab-stop style:position="6.9252in" style:type="right" style:leader-style="dotted" style:leader-text="."/>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Footnote">
      <style:text-properties officeooo:rsid="00426e4f" officeooo:paragraph-rsid="0054899a"/>
    </style:style>
    <style:style style:name="P6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0" style:family="paragraph" style:parent-style-name="Footnote">
      <style:text-properties officeooo:rsid="00426e4f" officeooo:paragraph-rsid="0054899a"/>
    </style:style>
    <style:style style:name="P71" style:family="paragraph" style:parent-style-name="Footnote">
      <style:text-properties officeooo:rsid="00426e4f" officeooo:paragraph-rsid="00426e4f"/>
    </style:style>
    <style:style style:name="P72" style:family="paragraph" style:parent-style-name="Footnote">
      <style:text-properties officeooo:rsid="0067e356" officeooo:paragraph-rsid="0067e356"/>
    </style:style>
    <style:style style:name="P73" style:family="paragraph" style:parent-style-name="Heading_20_1">
      <style:text-properties officeooo:paragraph-rsid="00359f76"/>
    </style:style>
    <style:style style:name="P74" style:family="paragraph" style:parent-style-name="Heading_20_1" style:master-page-name="First_20_Page">
      <style:paragraph-properties style:page-number="auto"/>
    </style:style>
    <style:style style:name="P75" style:family="paragraph" style:parent-style-name="Heading_20_2">
      <style:text-properties officeooo:rsid="001b9871" officeooo:paragraph-rsid="001b9871"/>
    </style:style>
    <style:style style:name="P76" style:family="paragraph" style:parent-style-name="Heading_20_2">
      <style:text-properties officeooo:rsid="00448b2b" officeooo:paragraph-rsid="00448b2b"/>
    </style:style>
    <style:style style:name="P77" style:family="paragraph" style:parent-style-name="Standard" style:list-style-name="L1">
      <style:text-properties officeooo:rsid="002f9d78" officeooo:paragraph-rsid="002f9d78"/>
    </style:style>
    <style:style style:name="P78" style:family="paragraph" style:parent-style-name="Standard" style:list-style-name="L1">
      <style:text-properties officeooo:rsid="002f9d78" officeooo:paragraph-rsid="0030b062"/>
    </style:style>
    <style:style style:name="P79" style:family="paragraph" style:parent-style-name="Standard" style:list-style-name="L1">
      <style:text-properties officeooo:rsid="002fe53d" officeooo:paragraph-rsid="002fe53d"/>
    </style:style>
    <style:style style:name="P80" style:family="paragraph" style:parent-style-name="Standard">
      <style:text-properties officeooo:rsid="002fe53d" officeooo:paragraph-rsid="002fe53d"/>
    </style:style>
    <style:style style:name="P81" style:family="paragraph" style:parent-style-name="Standard">
      <style:text-properties fo:font-style="normal" officeooo:rsid="0026d4f1" officeooo:paragraph-rsid="0026d4f1" style:font-style-asian="normal" style:font-style-complex="normal"/>
    </style:style>
    <style:style style:name="P82" style:family="paragraph" style:parent-style-name="Standard">
      <style:text-properties fo:font-style="normal" officeooo:rsid="0027898f" officeooo:paragraph-rsid="002bb45c" style:font-style-asian="normal" style:font-style-complex="normal"/>
    </style:style>
    <style:style style:name="P83" style:family="paragraph" style:parent-style-name="Standard">
      <style:text-properties fo:font-style="normal" officeooo:rsid="0027898f" officeooo:paragraph-rsid="00411a4d" style:font-style-asian="normal" style:font-style-complex="normal"/>
    </style:style>
    <style:style style:name="P84" style:family="paragraph" style:parent-style-name="Standard" style:list-style-name="L2">
      <style:text-properties fo:font-style="normal" officeooo:rsid="0028722b" officeooo:paragraph-rsid="002bb45c" style:font-style-asian="normal" style:font-style-complex="normal"/>
    </style:style>
    <style:style style:name="P85" style:family="paragraph" style:parent-style-name="Standard" style:list-style-name="L2">
      <style:text-properties fo:font-style="normal" officeooo:rsid="0028722b" officeooo:paragraph-rsid="005a055c" style:font-style-asian="normal" style:font-style-complex="normal"/>
    </style:style>
    <style:style style:name="P86" style:family="paragraph" style:parent-style-name="Standard">
      <style:text-properties fo:font-style="normal" officeooo:rsid="0028722b" officeooo:paragraph-rsid="002bb45c" style:font-style-asian="normal" style:font-style-complex="normal"/>
    </style:style>
    <style:style style:name="P87" style:family="paragraph" style:parent-style-name="Standard" style:list-style-name="L11">
      <style:text-properties fo:font-style="normal" officeooo:rsid="0043fd01" officeooo:paragraph-rsid="0066562a" style:font-style-asian="normal" style:font-style-complex="normal"/>
    </style:style>
    <style:style style:name="P88" style:family="paragraph" style:parent-style-name="Standard">
      <style:text-properties fo:font-style="normal" officeooo:rsid="0043fd01" officeooo:paragraph-rsid="0066562a" style:font-style-asian="normal" style:font-style-complex="normal"/>
    </style:style>
    <style:style style:name="P89" style:family="paragraph" style:parent-style-name="Standard">
      <style:text-properties fo:font-style="normal" officeooo:rsid="00448b2b" officeooo:paragraph-rsid="0056ff5c" style:font-style-asian="normal" style:font-style-complex="normal"/>
    </style:style>
    <style:style style:name="P90" style:family="paragraph" style:parent-style-name="Standard" style:list-style-name="L2">
      <style:text-properties officeooo:paragraph-rsid="005a055c"/>
    </style:style>
    <style:style style:name="P91" style:family="paragraph" style:parent-style-name="Standard" style:list-style-name="L2">
      <style:text-properties officeooo:paragraph-rsid="002bb45c"/>
    </style:style>
    <style:style style:name="P92" style:family="paragraph" style:parent-style-name="Standard" style:list-style-name="L3">
      <style:text-properties officeooo:paragraph-rsid="0018e92f"/>
    </style:style>
    <style:style style:name="P93" style:family="paragraph" style:parent-style-name="Standard" style:list-style-name="L3">
      <style:text-properties officeooo:rsid="001b9871" officeooo:paragraph-rsid="001b9871"/>
    </style:style>
    <style:style style:name="P94" style:family="paragraph" style:parent-style-name="Standard" style:list-style-name="L4"/>
    <style:style style:name="P95" style:family="paragraph" style:parent-style-name="Standard" style:list-style-name="L5">
      <style:text-properties officeooo:rsid="00206d5e" officeooo:paragraph-rsid="00206d5e"/>
    </style:style>
    <style:style style:name="P96" style:family="paragraph" style:parent-style-name="Standard" style:list-style-name="L6">
      <style:text-properties fo:font-weight="bold" officeooo:rsid="00503e48" officeooo:paragraph-rsid="00503e48" style:font-weight-asian="bold" style:font-weight-complex="bold"/>
    </style:style>
    <style:style style:name="P97" style:family="paragraph" style:parent-style-name="Standard" style:list-style-name="L6">
      <style:text-properties fo:font-weight="bold" officeooo:rsid="00516b30" officeooo:paragraph-rsid="00516b30" style:font-weight-asian="bold" style:font-weight-complex="bold"/>
    </style:style>
    <style:style style:name="P98" style:family="paragraph" style:parent-style-name="Standard" style:list-style-name="L7">
      <style:text-properties officeooo:rsid="00220151" officeooo:paragraph-rsid="00220151"/>
    </style:style>
    <style:style style:name="P99" style:family="paragraph" style:parent-style-name="Standard" style:list-style-name="L7">
      <style:text-properties officeooo:rsid="00220151" officeooo:paragraph-rsid="0023e673"/>
    </style:style>
    <style:style style:name="P100" style:family="paragraph" style:parent-style-name="Standard" style:list-style-name="L7">
      <style:text-properties officeooo:rsid="00220151" officeooo:paragraph-rsid="00406bcb"/>
    </style:style>
    <style:style style:name="P101" style:family="paragraph" style:parent-style-name="Standard">
      <style:text-properties officeooo:rsid="00220151" officeooo:paragraph-rsid="0023e673"/>
    </style:style>
    <style:style style:name="P102" style:family="paragraph" style:parent-style-name="Standard" style:list-style-name="L7">
      <style:text-properties officeooo:rsid="002573e1" officeooo:paragraph-rsid="002573e1"/>
    </style:style>
    <style:style style:name="P103" style:family="paragraph" style:parent-style-name="Standard" style:list-style-name="L8">
      <style:text-properties officeooo:paragraph-rsid="004f14b0"/>
    </style:style>
    <style:style style:name="P104" style:family="paragraph" style:parent-style-name="Standard" style:list-style-name="L9">
      <style:text-properties officeooo:paragraph-rsid="002bb45c"/>
    </style:style>
    <style:style style:name="P105" style:family="paragraph" style:parent-style-name="Standard" style:list-style-name="L2">
      <style:text-properties officeooo:rsid="003b7d13" officeooo:paragraph-rsid="005cf58b"/>
    </style:style>
    <style:style style:name="P106" style:family="paragraph" style:parent-style-name="Standard" style:list-style-name="L2">
      <style:text-properties officeooo:rsid="003b7d13" officeooo:paragraph-rsid="005a055c"/>
    </style:style>
    <style:style style:name="P107" style:family="paragraph" style:parent-style-name="Standard">
      <style:text-properties officeooo:rsid="003b7d13" officeooo:paragraph-rsid="005a055c"/>
    </style:style>
    <style:style style:name="P108" style:family="paragraph" style:parent-style-name="Standard" style:list-style-name="L10">
      <style:text-properties officeooo:paragraph-rsid="002a50fd"/>
    </style:style>
    <style:style style:name="P109" style:family="paragraph" style:parent-style-name="Standard" style:list-style-name="L11">
      <style:text-properties officeooo:paragraph-rsid="0043fd01"/>
    </style:style>
    <style:style style:name="P110" style:family="paragraph" style:parent-style-name="Standard">
      <style:text-properties officeooo:rsid="0030b062" officeooo:paragraph-rsid="002fe53d"/>
    </style:style>
    <style:style style:name="P111" style:family="paragraph" style:parent-style-name="Standard">
      <style:text-properties officeooo:rsid="0021b072" officeooo:paragraph-rsid="0023e673"/>
    </style:style>
    <style:style style:name="P112" style:family="paragraph" style:parent-style-name="Standard">
      <style:text-properties officeooo:paragraph-rsid="004f14b0"/>
    </style:style>
    <style:style style:name="P113" style:family="paragraph" style:parent-style-name="Standard">
      <style:text-properties officeooo:paragraph-rsid="002bb45c"/>
    </style:style>
    <style:style style:name="P114" style:family="paragraph" style:parent-style-name="Standard">
      <style:text-properties officeooo:paragraph-rsid="005a055c"/>
    </style:style>
    <style:style style:name="P115" style:family="paragraph" style:parent-style-name="Standard">
      <style:text-properties officeooo:paragraph-rsid="002a50fd"/>
    </style:style>
    <style:style style:name="P116" style:family="paragraph" style:parent-style-name="Standard">
      <style:text-properties officeooo:paragraph-rsid="0043fd01"/>
    </style:style>
    <style:style style:name="P117" style:family="paragraph" style:parent-style-name="Standard">
      <style:text-properties officeooo:paragraph-rsid="0066562a"/>
    </style:style>
    <style:style style:name="P118"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11a4d" officeooo:paragraph-rsid="00411a4d" style:font-style-asian="normal" style:font-style-complex="normal"/>
    </style:style>
    <style:style style:name="P119"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26e4f" officeooo:paragraph-rsid="00411a4d" style:font-style-asian="normal" style:font-style-complex="normal"/>
    </style:style>
    <style:style style:name="P120" style:family="paragraph">
      <style:paragraph-properties style:writing-mode="lr-tb"/>
      <style:text-properties style:font-name="Times New Roman1" fo:font-size="1pt" style:font-name-asian="Times New Roman1" style:font-name-complex="Times New Roman1"/>
    </style:style>
    <style:style style:name="P12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4d90d6" style:font-size-asian="8pt" style:font-size-complex="8pt"/>
    </style:style>
    <style:style style:name="T5" style:family="text">
      <style:text-properties fo:font-size="9pt" style:font-size-asian="9pt"/>
    </style:style>
    <style:style style:name="T6" style:family="text">
      <style:text-properties officeooo:rsid="0017d168"/>
    </style:style>
    <style:style style:name="T7" style:family="text">
      <style:text-properties officeooo:rsid="0018e92f"/>
    </style:style>
    <style:style style:name="T8" style:family="text">
      <style:text-properties officeooo:rsid="001aaa95"/>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220151"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23e67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73e1"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4f14b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4899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56ff5c"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57e357"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55a410"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5f4f3f"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0" style:family="text">
      <style:text-properties style:use-window-font-color="true" loext:opacity="0%" style:font-name="Times New Roman" fo:font-size="12pt" fo:language="en" fo:country="US" fo:font-style="italic" officeooo:rsid="0027898f" style:font-name-asian="Times New Roman" style:font-size-asian="12pt" style:font-style-asian="italic" style:font-name-complex="Times New Roman" style:font-size-complex="12pt" style:language-complex="ar" style:country-complex="SA" style:font-style-complex="italic"/>
    </style:style>
    <style:style style:name="T21" style:family="text">
      <style:text-properties style:use-window-font-color="true" loext:opacity="0%" style:font-name="Times New Roman" fo:font-size="12pt" fo:language="en" fo:country="US" fo:font-style="italic" officeooo:rsid="002a50fd" style:font-name-asian="Times New Roman" style:font-size-asian="12pt" style:font-style-asian="italic" style:font-name-complex="Times New Roman" style:font-size-complex="12pt" style:language-complex="ar" style:country-complex="SA" style:font-style-complex="italic"/>
    </style:style>
    <style:style style:name="T22" style:family="text">
      <style:text-properties style:use-window-font-color="true" loext:opacity="0%" style:font-name="Times New Roman" fo:font-size="12pt" fo:language="en" fo:country="US" fo:font-style="italic" officeooo:rsid="0026d4f1"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fo:font-style="italic" officeooo:rsid="0028722b"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loext:opacity="0%" style:font-name="Times New Roman" fo:font-size="12pt" fo:language="en" fo:country="US" fo:font-style="italic" officeooo:rsid="0067e356" style:font-name-asian="Times New Roman" style:font-size-asian="12pt" style:font-style-asian="italic" style:font-name-complex="Times New Roman" style:font-size-complex="12pt" style:language-complex="ar" style:country-complex="SA" style:font-style-complex="italic"/>
    </style:style>
    <style:style style:name="T25" style:family="text">
      <style:text-properties style:use-window-font-color="true" loext:opacity="0%" style:font-name="Times New Roman" fo:font-size="12pt" fo:language="en" fo:country="US" fo:font-style="normal" officeooo:rsid="002a50fd"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loext:opacity="0%" style:font-name="Times New Roman" fo:font-size="12pt" fo:language="en" fo:country="US" fo:font-style="normal" officeooo:rsid="004f14b0"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loext:opacity="0%" style:font-name="Times New Roman" fo:font-size="12pt" fo:language="en" fo:country="US" fo:font-style="normal" officeooo:rsid="0026d4f1" style:font-name-asian="Times New Roman" style:font-size-asian="12pt" style:font-style-asian="normal" style:font-name-complex="Times New Roman" style:font-size-complex="12pt" style:language-complex="ar" style:country-complex="SA" style:font-style-complex="normal"/>
    </style:style>
    <style:style style:name="T28" style:family="text">
      <style:text-properties style:use-window-font-color="true" loext:opacity="0%" style:font-name="Times New Roman" fo:font-size="12pt" fo:language="en" fo:country="US" fo:font-style="normal" officeooo:rsid="00535ce2"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loext:opacity="0%" style:font-name="Times New Roman" fo:font-size="12pt" fo:language="en" fo:country="US" fo:font-style="normal" officeooo:rsid="005a055c"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loext:opacity="0%" style:font-name="Times New Roman" fo:font-size="12pt" fo:language="en" fo:country="US" fo:font-style="normal" officeooo:rsid="0028722b"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loext:opacity="0%" style:font-name="Times New Roman" fo:font-size="12pt" fo:language="en" fo:country="US" fo:font-style="normal" officeooo:rsid="005beba2"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loext:opacity="0%" style:font-name="Times New Roman" fo:font-size="12pt" fo:language="en" fo:country="US" fo:font-style="normal" officeooo:rsid="003b7d13" style:font-name-asian="Times New Roman" style:font-size-asian="12pt" style:font-style-asian="normal" style:font-name-complex="Times New Roman" style:font-size-complex="12pt" style:language-complex="ar" style:country-complex="SA" style:font-style-complex="normal"/>
    </style:style>
    <style:style style:name="T33" style:family="text">
      <style:text-properties style:use-window-font-color="true" loext:opacity="0%" style:font-name="Times New Roman" fo:font-size="12pt" fo:language="en" fo:country="US" fo:font-style="normal" officeooo:rsid="0066562a" style:font-name-asian="Times New Roman" style:font-size-asian="12pt" style:font-style-asian="normal" style:font-name-complex="Times New Roman" style:font-size-complex="12pt" style:language-complex="ar" style:country-complex="SA" style:font-style-complex="normal"/>
    </style:style>
    <style:style style:name="T34" style:family="text">
      <style:text-properties style:use-window-font-color="true" loext:opacity="0%" style:font-name="Times New Roman" fo:font-size="12pt" fo:language="en" fo:country="US" fo:font-style="normal" officeooo:rsid="0067e356" style:font-name-asian="Times New Roman" style:font-size-asian="12pt" style:font-style-asian="normal" style:font-name-complex="Times New Roman" style:font-size-complex="12pt" style:language-complex="ar" style:country-complex="SA" style:font-style-complex="normal"/>
    </style:style>
    <style:style style:name="T35"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loext:opacity="0%" style:font-name="Times New Roman" fo:font-size="12pt" fo:language="en" fo:country="US" fo:font-weight="normal" officeooo:rsid="00503e48" style:font-name-asian="Times New Roman"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loext:opacity="0%" style:font-name="Times New Roman" fo:font-size="12pt" fo:language="en" fo:country="US" fo:font-weight="normal" officeooo:rsid="00516b30"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loext:opacity="0%" style:font-name="Times New Roman" fo:font-size="12pt" fo:language="en" fo:country="US" fo:font-weight="normal" officeooo:rsid="00587e39" style:font-name-asian="Times New Roman" style:font-size-asian="12pt" style:font-weight-asian="normal" style:font-name-complex="Times New Roman" style:font-size-complex="12pt" style:language-complex="ar" style:country-complex="SA" style:font-weight-complex="normal"/>
    </style:style>
    <style:style style:name="T39"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40" style:family="text">
      <style:text-properties style:use-window-font-color="true" loext:opacity="0%" style:font-name="Times New Roman" fo:font-size="10pt" fo:language="en" fo:country="US" officeooo:rsid="0054899a" style:font-name-asian="Times New Roman" style:font-size-asian="10pt" style:font-name-complex="Times New Roman" style:font-size-complex="12pt" style:language-complex="ar" style:country-complex="SA"/>
    </style:style>
    <style:style style:name="T4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42" style:family="text">
      <style:text-properties officeooo:rsid="001bc36d"/>
    </style:style>
    <style:style style:name="T43" style:family="text">
      <style:text-properties officeooo:rsid="001c97f8"/>
    </style:style>
    <style:style style:name="T44" style:family="text">
      <style:text-properties officeooo:rsid="001e3bc6"/>
    </style:style>
    <style:style style:name="T45" style:family="text">
      <style:text-properties officeooo:rsid="001fdd6e"/>
    </style:style>
    <style:style style:name="T46" style:family="text">
      <style:text-properties officeooo:rsid="00205802"/>
    </style:style>
    <style:style style:name="T47" style:family="text">
      <style:text-properties officeooo:rsid="00206d5e"/>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21b072" style:font-weight-asian="normal" style:font-weight-complex="normal"/>
    </style:style>
    <style:style style:name="T51" style:family="text">
      <style:text-properties fo:font-weight="normal" officeooo:rsid="00503e48" style:font-weight-asian="normal" style:font-weight-complex="normal"/>
    </style:style>
    <style:style style:name="T52" style:family="text">
      <style:text-properties fo:font-weight="normal" officeooo:rsid="00516b30" style:font-weight-asian="normal" style:font-weight-complex="normal"/>
    </style:style>
    <style:style style:name="T53" style:family="text">
      <style:text-properties officeooo:rsid="0021b072"/>
    </style:style>
    <style:style style:name="T54" style:family="text">
      <style:text-properties officeooo:rsid="00220151"/>
    </style:style>
    <style:style style:name="T55" style:family="text">
      <style:text-properties fo:font-style="italic" style:font-style-asian="italic" style:font-style-complex="italic"/>
    </style:style>
    <style:style style:name="T56" style:family="text">
      <style:text-properties fo:font-style="italic" officeooo:rsid="00220151" style:font-style-asian="italic" style:font-style-complex="italic"/>
    </style:style>
    <style:style style:name="T57" style:family="text">
      <style:text-properties fo:font-style="italic" officeooo:rsid="0026d4f1" style:font-style-asian="italic" style:font-style-complex="italic"/>
    </style:style>
    <style:style style:name="T58" style:family="text">
      <style:text-properties fo:font-style="italic" officeooo:rsid="002a50fd" style:font-style-asian="italic" style:font-style-complex="italic"/>
    </style:style>
    <style:style style:name="T59" style:family="text">
      <style:text-properties fo:font-style="italic" officeooo:rsid="0027898f" style:font-style-asian="italic" style:font-style-complex="italic"/>
    </style:style>
    <style:style style:name="T60" style:family="text">
      <style:text-properties fo:font-style="italic" officeooo:rsid="003906dc" style:font-style-asian="italic" style:font-style-complex="italic"/>
    </style:style>
    <style:style style:name="T61" style:family="text">
      <style:text-properties fo:font-style="italic" officeooo:rsid="003a25a3" style:font-style-asian="italic" style:font-style-complex="italic"/>
    </style:style>
    <style:style style:name="T62" style:family="text">
      <style:text-properties fo:font-style="italic" officeooo:rsid="00411a4d" style:font-style-asian="italic" style:font-style-complex="italic"/>
    </style:style>
    <style:style style:name="T63" style:family="text">
      <style:text-properties fo:font-style="italic" officeooo:rsid="00426e4f" style:font-style-asian="italic" style:font-style-complex="italic"/>
    </style:style>
    <style:style style:name="T64" style:family="text">
      <style:text-properties fo:font-style="italic" officeooo:rsid="0054899a" style:font-style-asian="italic" style:font-style-complex="italic"/>
    </style:style>
    <style:style style:name="T65" style:family="text">
      <style:text-properties fo:font-style="italic" officeooo:rsid="003b7d13" style:font-style-asian="italic" style:font-style-complex="italic"/>
    </style:style>
    <style:style style:name="T66" style:family="text">
      <style:text-properties fo:font-style="italic" officeooo:rsid="0066562a" style:font-style-asian="italic" style:font-style-complex="italic"/>
    </style:style>
    <style:style style:name="T67" style:family="text">
      <style:text-properties fo:font-style="italic" officeooo:rsid="0067e356" style:font-style-asian="italic" style:font-style-complex="italic"/>
    </style:style>
    <style:style style:name="T68" style:family="text">
      <style:text-properties fo:font-style="italic" fo:font-weight="normal"/>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normal" style:font-style-asian="normal" style:font-style-complex="normal"/>
    </style:style>
    <style:style style:name="T72" style:family="text">
      <style:text-properties fo:font-style="normal" officeooo:rsid="0023e673" style:font-style-asian="normal" style:font-style-complex="normal"/>
    </style:style>
    <style:style style:name="T73" style:family="text">
      <style:text-properties fo:font-style="normal" officeooo:rsid="002573e1" style:font-style-asian="normal" style:font-style-complex="normal"/>
    </style:style>
    <style:style style:name="T74" style:family="text">
      <style:text-properties fo:font-style="normal" officeooo:rsid="0025a9c1" style:font-style-asian="normal" style:font-style-complex="normal"/>
    </style:style>
    <style:style style:name="T75" style:family="text">
      <style:text-properties fo:font-style="normal" officeooo:rsid="0027898f" style:font-style-asian="normal" style:font-style-complex="normal"/>
    </style:style>
    <style:style style:name="T76" style:family="text">
      <style:text-properties fo:font-style="normal" officeooo:rsid="0028722b" style:font-style-asian="normal" style:font-style-complex="normal"/>
    </style:style>
    <style:style style:name="T77" style:family="text">
      <style:text-properties fo:font-style="normal" officeooo:rsid="002a50fd" style:font-style-asian="normal" style:font-style-complex="normal"/>
    </style:style>
    <style:style style:name="T78" style:family="text">
      <style:text-properties fo:font-style="normal" officeooo:rsid="002bb45c" style:font-style-asian="normal" style:font-style-complex="normal"/>
    </style:style>
    <style:style style:name="T79" style:family="text">
      <style:text-properties fo:font-style="normal" officeooo:rsid="003906dc" style:font-style-asian="normal" style:font-style-complex="normal"/>
    </style:style>
    <style:style style:name="T80" style:family="text">
      <style:text-properties fo:font-style="normal" officeooo:rsid="003b7d13" style:font-style-asian="normal" style:font-style-complex="normal"/>
    </style:style>
    <style:style style:name="T81" style:family="text">
      <style:text-properties fo:font-style="normal" officeooo:rsid="00406bcb" style:font-style-asian="normal" style:font-style-complex="normal"/>
    </style:style>
    <style:style style:name="T82" style:family="text">
      <style:text-properties fo:font-style="normal" officeooo:rsid="00426e4f" style:font-style-asian="normal" style:font-style-complex="normal"/>
    </style:style>
    <style:style style:name="T83" style:family="text">
      <style:text-properties fo:font-style="normal" officeooo:rsid="0043fd01" style:font-style-asian="normal" style:font-style-complex="normal"/>
    </style:style>
    <style:style style:name="T84" style:family="text">
      <style:text-properties fo:font-style="normal" officeooo:rsid="0026d4f1" style:font-style-asian="normal" style:font-style-complex="normal"/>
    </style:style>
    <style:style style:name="T85" style:family="text">
      <style:text-properties fo:font-style="normal" officeooo:rsid="00541590" style:font-style-asian="normal" style:font-style-complex="normal"/>
    </style:style>
    <style:style style:name="T86" style:family="text">
      <style:text-properties fo:font-style="normal" officeooo:rsid="005a055c" style:font-style-asian="normal" style:font-style-complex="normal"/>
    </style:style>
    <style:style style:name="T87" style:family="text">
      <style:text-properties fo:font-style="normal" officeooo:rsid="005beba2" style:font-style-asian="normal" style:font-style-complex="normal"/>
    </style:style>
    <style:style style:name="T88" style:family="text">
      <style:text-properties fo:font-style="normal" officeooo:rsid="005cf58b" style:font-style-asian="normal" style:font-style-complex="normal"/>
    </style:style>
    <style:style style:name="T89" style:family="text">
      <style:text-properties fo:font-style="normal" officeooo:rsid="0066562a" style:font-style-asian="normal" style:font-style-complex="normal"/>
    </style:style>
    <style:style style:name="T90" style:family="text">
      <style:text-properties fo:font-style="normal" officeooo:rsid="0067e356" style:font-style-asian="normal" style:font-style-complex="normal"/>
    </style:style>
    <style:style style:name="T91" style:family="text">
      <style:text-properties officeooo:rsid="0023e673"/>
    </style:style>
    <style:style style:name="T92" style:family="text">
      <style:text-properties officeooo:rsid="002573e1"/>
    </style:style>
    <style:style style:name="T93" style:family="text">
      <style:text-properties officeooo:rsid="0026d4f1"/>
    </style:style>
    <style:style style:name="T94" style:family="text">
      <style:text-properties officeooo:rsid="0027898f"/>
    </style:style>
    <style:style style:name="T95" style:family="text">
      <style:text-properties officeooo:rsid="002fe53d"/>
    </style:style>
    <style:style style:name="T96" style:family="text">
      <style:text-properties officeooo:rsid="0030b062"/>
    </style:style>
    <style:style style:name="T97" style:family="text">
      <style:text-properties officeooo:rsid="0031f506"/>
    </style:style>
    <style:style style:name="T98" style:family="text">
      <style:text-properties officeooo:rsid="0033b2aa"/>
    </style:style>
    <style:style style:name="T99" style:family="text">
      <style:text-properties officeooo:rsid="00359f76"/>
    </style:style>
    <style:style style:name="T100" style:family="text">
      <style:text-properties officeooo:rsid="0037ad02"/>
    </style:style>
    <style:style style:name="T101" style:family="text">
      <style:text-properties officeooo:rsid="003a25a3"/>
    </style:style>
    <style:style style:name="T102" style:family="text">
      <style:text-properties officeooo:rsid="003b7d13"/>
    </style:style>
    <style:style style:name="T103" style:family="text">
      <style:text-properties officeooo:rsid="003c125a"/>
    </style:style>
    <style:style style:name="T104" style:family="text">
      <style:text-properties officeooo:rsid="003d2bfb"/>
    </style:style>
    <style:style style:name="T105" style:family="text">
      <style:text-properties officeooo:rsid="00406bcb"/>
    </style:style>
    <style:style style:name="T106" style:family="text">
      <style:text-properties officeooo:rsid="00411a4d"/>
    </style:style>
    <style:style style:name="T107" style:family="text">
      <style:text-properties officeooo:rsid="00426e4f"/>
    </style:style>
    <style:style style:name="T108" style:family="text">
      <style:text-properties officeooo:rsid="00448b2b"/>
    </style:style>
    <style:style style:name="T109" style:family="text">
      <style:text-properties officeooo:rsid="0044fa65"/>
    </style:style>
    <style:style style:name="T110" style:family="text">
      <style:text-properties officeooo:rsid="004527a6"/>
    </style:style>
    <style:style style:name="T111" style:family="text">
      <style:text-properties officeooo:rsid="004cfacf"/>
    </style:style>
    <style:style style:name="T112" style:family="text">
      <style:text-properties officeooo:rsid="004f14b0"/>
    </style:style>
    <style:style style:name="T113" style:family="text">
      <style:text-properties officeooo:rsid="00541590"/>
    </style:style>
    <style:style style:name="T114" style:family="text">
      <style:text-properties officeooo:rsid="0054899a"/>
    </style:style>
    <style:style style:name="T115" style:family="text">
      <style:text-properties officeooo:rsid="0055a410"/>
    </style:style>
    <style:style style:name="T116" style:family="text">
      <style:text-properties officeooo:rsid="0056ff5c"/>
    </style:style>
    <style:style style:name="T117" style:family="text">
      <style:text-properties officeooo:rsid="0028722b"/>
    </style:style>
    <style:style style:name="T118" style:family="text">
      <style:text-properties officeooo:rsid="005f4f3f"/>
    </style:style>
    <style:style style:name="T119" style:family="text">
      <style:text-properties officeooo:rsid="002a50fd"/>
    </style:style>
    <style:style style:name="T120" style:family="text">
      <style:text-properties officeooo:rsid="00661a23"/>
    </style:style>
    <style:style style:name="T121" style:family="text">
      <style:text-properties officeooo:rsid="0066562a"/>
    </style:style>
    <style:style style:name="T122" style:family="text">
      <style:text-properties officeooo:rsid="0067e356"/>
    </style:style>
    <style:style style:name="T1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27584329760" text:id="ct94827584329760">
          <text:insertion>
            <office:change-info>
              <dc:creator>Balazs Racz</dc:creator>
              <dc:date>2021-02-28T17:59:09</dc:date>
            </office:change-info>
          </text:insertion>
        </text:changed-region>
        <text:changed-region xml:id="ct94827571789760" text:id="ct94827571789760">
          <text:deletion>
            <office:change-info>
              <dc:creator>Balazs Racz</dc:creator>
              <dc:date>2021-02-28T17:59:09</dc:date>
            </office:change-info>
            <text:p text:style-name="P68">‘</text:p>
          </text:deletion>
        </text:changed-region>
        <text:changed-region xml:id="ct94827583938736" text:id="ct94827583938736">
          <text:deletion>
            <office:change-info>
              <dc:creator>Balazs Racz</dc:creator>
              <dc:date>2021-02-28T17:59:10</dc:date>
            </office:change-info>
            <text:p text:style-name="P68">’</text:p>
          </text:deletion>
        </text:changed-region>
        <text:changed-region xml:id="ct94827584881136" text:id="ct94827584881136">
          <text:insertion>
            <office:change-info>
              <dc:creator>Balazs Racz</dc:creator>
              <dc:date>2021-02-28T17:59:12</dc:date>
            </office:change-info>
          </text:insertion>
        </text:changed-region>
        <text:changed-region xml:id="ct94827563222320" text:id="ct94827563222320">
          <text:deletion>
            <office:change-info>
              <dc:creator>Balazs Racz</dc:creator>
              <dc:date>2021-02-28T17:59:12</dc:date>
            </office:change-info>
            <text:p text:style-name="P68">’</text:p>
          </text:deletion>
        </text:changed-region>
        <text:changed-region xml:id="ct94827561983168" text:id="ct94827561983168">
          <text:deletion>
            <office:change-info>
              <dc:creator>Balazs Racz</dc:creator>
              <dc:date>2021-02-28T17:59:14</dc:date>
            </office:change-info>
            <text:p text:style-name="P68">’</text:p>
          </text:deletion>
        </text:changed-region>
        <text:changed-region xml:id="ct94827558597936" text:id="ct94827558597936">
          <text:deletion>
            <office:change-info>
              <dc:creator>Balazs Racz</dc:creator>
              <dc:date>2021-01-31T12:48:49</dc:date>
            </office:change-info>
            <text:p text:style-name="P68">characters</text:p>
          </text:deletion>
        </text:changed-region>
        <text:changed-region xml:id="ct94827559060112" text:id="ct94827559060112">
          <text:insertion>
            <office:change-info>
              <dc:creator>Balazs Racz</dc:creator>
              <dc:date>2021-01-31T12:48:49</dc:date>
            </office:change-info>
          </text:insertion>
        </text:changed-region>
        <text:changed-region xml:id="ct94827559056080" text:id="ct94827559056080">
          <text:insertion>
            <office:change-info>
              <dc:creator>Balazs Racz</dc:creator>
              <dc:date>2021-01-31T12:49:07</dc:date>
            </office:change-info>
          </text:insertion>
        </text:changed-region>
        <text:changed-region xml:id="ct94827559088112" text:id="ct94827559088112">
          <text:deletion>
            <office:change-info>
              <dc:creator>Balazs Racz</dc:creator>
              <dc:date>2021-01-31T12:49:13</dc:date>
            </office:change-info>
            <text:p text:style-name="P68"><text:span text:style-name="T55">this substring</text:span></text:p>
          </text:deletion>
        </text:changed-region>
        <text:changed-region xml:id="ct94827584388576" text:id="ct94827584388576">
          <text:insertion>
            <office:change-info>
              <dc:creator>Balazs Racz</dc:creator>
              <dc:date>2021-02-28T20:33:15</dc:date>
            </office:change-info>
          </text:insertion>
        </text:changed-region>
        <text:changed-region xml:id="ct94827558469008" text:id="ct94827558469008">
          <text:deletion>
            <office:change-info>
              <dc:creator>Balazs Racz</dc:creator>
              <dc:date>2021-01-17T00:12:17</dc:date>
            </office:change-info>
            <text:p text:style-name="P80">TODO: move this <text:span text:style-name="T96">discussion</text:span> to the TN <text:span text:style-name="T96">as “Alternatives Considered”:</text:span></text:p>
            <text:list xml:id="list3056399135" text:style-name="L1">
              <text:list-item>
                <text:p text:style-name="P77">A more generic protocol could be developed for searching for Nodes on the network; this may be peer-to-peer or based on a centralized database built and maintained <text:span text:style-name="T95">by a single Node</text:span> that <text:span text:style-name="T95">stores</text:span> details about all Nodes available on the network (including all Train Nodes).</text:p>
              </text:list-item>
              <text:list-item>
                <text:p text:style-name="P79">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78">All Train Nodes can be identified using the Well-Known Event ID IsTrain. <text:span text:style-name="T95">There is no throttling mechanism provisioned to maintain the list of replies with a limited amount of memory.</text:span></text:p>
              </text:list-item>
            </text:list>
            <text:p text:style-name="P110">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94827558713024" text:id="ct94827558713024">
          <text:insertion>
            <office:change-info>
              <dc:creator>Balazs Racz</dc:creator>
              <dc:date>2021-01-17T00:49:47</dc:date>
            </office:change-info>
          </text:insertion>
        </text:changed-region>
        <text:changed-region xml:id="ct94827558716096" text:id="ct94827558716096">
          <text:insertion>
            <office:change-info>
              <dc:creator>Balazs Racz</dc:creator>
              <dc:date>2021-01-17T12:32:01</dc:date>
            </office:change-info>
          </text:insertion>
        </text:changed-region>
        <text:changed-region xml:id="ct94827558756624" text:id="ct94827558756624">
          <text:insertion>
            <office:change-info>
              <dc:creator>Balazs Racz</dc:creator>
              <dc:date>2021-01-17T12:33:21</dc:date>
            </office:change-info>
          </text:insertion>
        </text:changed-region>
        <text:changed-region xml:id="ct94827558757072" text:id="ct94827558757072">
          <text:insertion>
            <office:change-info>
              <dc:creator>Balazs Racz</dc:creator>
              <dc:date>2021-01-17T12:34:12</dc:date>
            </office:change-info>
          </text:insertion>
        </text:changed-region>
        <text:changed-region xml:id="ct94827558921264" text:id="ct94827558921264">
          <text:insertion>
            <office:change-info>
              <dc:creator>Balazs Racz</dc:creator>
              <dc:date>2021-01-17T12:35:05</dc:date>
            </office:change-info>
          </text:insertion>
        </text:changed-region>
        <text:changed-region xml:id="ct94827558925920" text:id="ct94827558925920">
          <text:insertion>
            <office:change-info>
              <dc:creator>Balazs Racz</dc:creator>
              <dc:date>2021-01-17T12:36:02</dc:date>
            </office:change-info>
          </text:insertion>
        </text:changed-region>
        <text:changed-region xml:id="ct94827558926752" text:id="ct94827558926752">
          <text:insertion>
            <office:change-info>
              <dc:creator>Balazs Racz</dc:creator>
              <dc:date>2021-01-17T12:37:36</dc:date>
            </office:change-info>
          </text:insertion>
        </text:changed-region>
        <text:changed-region xml:id="ct94827558929040" text:id="ct94827558929040">
          <text:insertion>
            <office:change-info>
              <dc:creator>Balazs Racz</dc:creator>
              <dc:date>2021-01-17T12:38:55</dc:date>
            </office:change-info>
          </text:insertion>
        </text:changed-region>
        <text:changed-region xml:id="ct94827558931504" text:id="ct94827558931504">
          <text:insertion>
            <office:change-info>
              <dc:creator>Balazs Racz</dc:creator>
              <dc:date>2021-01-17T12:39:11</dc:date>
            </office:change-info>
          </text:insertion>
        </text:changed-region>
        <text:changed-region xml:id="ct94827558931744" text:id="ct94827558931744">
          <text:insertion>
            <office:change-info>
              <dc:creator>Balazs Racz</dc:creator>
              <dc:date>2021-01-17T12:40:39</dc:date>
            </office:change-info>
          </text:insertion>
        </text:changed-region>
        <text:changed-region xml:id="ct94827558932592" text:id="ct94827558932592">
          <text:insertion>
            <office:change-info>
              <dc:creator>Balazs Racz</dc:creator>
              <dc:date>2021-01-17T12:41:00</dc:date>
            </office:change-info>
          </text:insertion>
        </text:changed-region>
        <text:changed-region xml:id="ct94827556841264" text:id="ct94827556841264">
          <text:deletion>
            <office:change-info>
              <dc:creator>Balazs Racz</dc:creator>
              <dc:date>2021-01-17T12:14:08</dc:date>
            </office:change-info>
            <text:p text:style-name="P101">Identier</text:p>
          </text:deletion>
        </text:changed-region>
        <text:changed-region xml:id="ct94827558950992" text:id="ct94827558950992">
          <text:insertion>
            <office:change-info>
              <dc:creator>Balazs Racz</dc:creator>
              <dc:date>2021-01-17T12:14:08</dc:date>
            </office:change-info>
          </text:insertion>
        </text:changed-region>
        <text:changed-region xml:id="ct94827558951232" text:id="ct94827558951232">
          <text:deletion>
            <office:change-info>
              <dc:creator>Balazs Racz</dc:creator>
              <dc:date>2021-01-17T12:15:29</dc:date>
            </office:change-info>
            <text:p text:style-name="P27"><text:span text:style-name="T91"><text:s/>the</text:span></text:p>
          </text:deletion>
        </text:changed-region>
        <text:changed-region xml:id="ct94827559005296" text:id="ct94827559005296">
          <text:insertion>
            <office:change-info>
              <dc:creator>Balazs Racz</dc:creator>
              <dc:date>2021-01-17T12:16:32</dc:date>
            </office:change-info>
          </text:insertion>
        </text:changed-region>
        <text:changed-region xml:id="ct94827559009760" text:id="ct94827559009760">
          <text:insertion>
            <office:change-info>
              <dc:creator>Balazs Racz</dc:creator>
              <dc:date>2021-01-17T12:17:34</dc:date>
            </office:change-info>
          </text:insertion>
        </text:changed-region>
        <text:changed-region xml:id="ct94827559012192" text:id="ct94827559012192">
          <text:insertion>
            <office:change-info>
              <dc:creator>Balazs Racz</dc:creator>
              <dc:date>2021-01-17T12:16:52</dc:date>
            </office:change-info>
          </text:insertion>
        </text:changed-region>
        <text:changed-region xml:id="ct94827559013728" text:id="ct94827559013728">
          <text:deletion>
            <office:change-info>
              <dc:creator>Balazs Racz</dc:creator>
              <dc:date>2021-01-17T12:17:43</dc:date>
            </office:change-info>
            <text:p text:style-name="P112"><text:span text:style-name="T84">and</text:span></text:p>
          </text:deletion>
        </text:changed-region>
        <text:changed-region xml:id="ct94827559015168" text:id="ct94827559015168">
          <text:insertion>
            <office:change-info>
              <dc:creator>Balazs Racz</dc:creator>
              <dc:date>2021-01-17T12:17:43</dc:date>
            </office:change-info>
          </text:insertion>
        </text:changed-region>
        <text:changed-region xml:id="ct94827559015536" text:id="ct94827559015536">
          <text:deletion>
            <office:change-info>
              <dc:creator>Balazs Racz</dc:creator>
              <dc:date>2021-01-17T12:17:45</dc:date>
            </office:change-info>
            <text:p text:style-name="P112"><text:span text:style-name="T27"><text:s/></text:span></text:p>
          </text:deletion>
        </text:changed-region>
        <text:changed-region xml:id="ct94827559017264" text:id="ct94827559017264">
          <text:insertion>
            <office:change-info>
              <dc:creator>Balazs Racz</dc:creator>
              <dc:date>2021-01-17T12:17:45</dc:date>
            </office:change-info>
          </text:insertion>
        </text:changed-region>
        <text:changed-region xml:id="ct94827559023312" text:id="ct94827559023312">
          <text:insertion>
            <office:change-info>
              <dc:creator>Balazs Racz</dc:creator>
              <dc:date>2021-01-17T12:17:51</dc:date>
            </office:change-info>
          </text:insertion>
        </text:changed-region>
        <text:changed-region xml:id="ct94827559024496" text:id="ct94827559024496">
          <text:deletion>
            <office:change-info>
              <dc:creator>Balazs Racz</dc:creator>
              <dc:date>2021-01-17T12:17:53</dc:date>
            </office:change-info>
            <text:p text:style-name="P112"><text:span text:style-name="T84">and</text:span></text:p>
          </text:deletion>
        </text:changed-region>
        <text:changed-region xml:id="ct94827559025936" text:id="ct94827559025936">
          <text:insertion>
            <office:change-info>
              <dc:creator>Balazs Racz</dc:creator>
              <dc:date>2021-01-17T12:17:53</dc:date>
            </office:change-info>
          </text:insertion>
        </text:changed-region>
        <text:changed-region xml:id="ct94827559026304" text:id="ct94827559026304">
          <text:deletion>
            <office:change-info>
              <dc:creator>Balazs Racz</dc:creator>
              <dc:date>2021-01-17T12:17:55</dc:date>
            </office:change-info>
            <text:p text:style-name="P112"><text:span text:style-name="T27"><text:s/></text:span></text:p>
          </text:deletion>
        </text:changed-region>
        <text:changed-region xml:id="ct94827559028240" text:id="ct94827559028240">
          <text:insertion>
            <office:change-info>
              <dc:creator>Balazs Racz</dc:creator>
              <dc:date>2021-01-17T12:17:55</dc:date>
            </office:change-info>
          </text:insertion>
        </text:changed-region>
        <text:changed-region xml:id="ct94827558995056" text:id="ct94827558995056">
          <text:insertion>
            <office:change-info>
              <dc:creator>Balazs Racz</dc:creator>
              <dc:date>2021-01-17T12:18:08</dc:date>
            </office:change-info>
          </text:insertion>
        </text:changed-region>
        <text:changed-region xml:id="ct94827558995440" text:id="ct94827558995440">
          <text:deletion>
            <office:change-info>
              <dc:creator>Balazs Racz</dc:creator>
              <dc:date>2021-02-02T22:27:54</dc:date>
            </office:change-info>
            <text:p text:style-name="P13">or</text:p>
          </text:deletion>
        </text:changed-region>
        <text:changed-region xml:id="ct94827559010128" text:id="ct94827559010128">
          <text:insertion>
            <office:change-info>
              <dc:creator>Balazs Racz</dc:creator>
              <dc:date>2021-02-02T22:27:54</dc:date>
            </office:change-info>
          </text:insertion>
        </text:changed-region>
        <text:changed-region xml:id="ct94827559010368" text:id="ct94827559010368">
          <text:insertion>
            <office:change-info>
              <dc:creator>Balazs Racz</dc:creator>
              <dc:date>2021-01-17T12:18:20</dc:date>
            </office:change-info>
          </text:insertion>
        </text:changed-region>
        <text:changed-region xml:id="ct94827558994000" text:id="ct94827558994000">
          <text:insertion>
            <office:change-info>
              <dc:creator>Balazs Racz</dc:creator>
              <dc:date>2021-02-02T23:16:16</dc:date>
            </office:change-info>
          </text:insertion>
        </text:changed-region>
        <text:changed-region xml:id="ct94827559037184" text:id="ct94827559037184">
          <text:insertion>
            <office:change-info>
              <dc:creator>Balazs Racz</dc:creator>
              <dc:date>2021-02-02T23:17:01</dc:date>
            </office:change-info>
          </text:insertion>
        </text:changed-region>
        <text:changed-region xml:id="ct94827559037424" text:id="ct94827559037424">
          <text:insertion>
            <office:change-info>
              <dc:creator>Balazs Racz</dc:creator>
              <dc:date>2021-01-17T12:18:43</dc:date>
            </office:change-info>
          </text:insertion>
        </text:changed-region>
        <text:changed-region xml:id="ct94827559046160" text:id="ct94827559046160">
          <text:deletion>
            <office:change-info>
              <dc:creator>Balazs Racz</dc:creator>
              <dc:date>2021-01-31T12:07:49</dc:date>
            </office:change-info>
            <text:p text:style-name="P30"><text:span text:style-name="T75">or</text:span></text:p>
          </text:deletion>
        </text:changed-region>
        <text:changed-region xml:id="ct94827559046400" text:id="ct94827559046400">
          <text:insertion>
            <office:change-info>
              <dc:creator>Balazs Racz</dc:creator>
              <dc:date>2021-01-31T12:07:49</dc:date>
            </office:change-info>
          </text:insertion>
        </text:changed-region>
        <text:changed-region xml:id="ct94827559012656" text:id="ct94827559012656">
          <text:insertion>
            <office:change-info>
              <dc:creator>Balazs Racz</dc:creator>
              <dc:date>2021-02-02T23:23:31</dc:date>
            </office:change-info>
          </text:insertion>
        </text:changed-region>
        <text:changed-region xml:id="ct94827559004144" text:id="ct94827559004144">
          <text:deletion>
            <office:change-info>
              <dc:creator>Balazs Racz</dc:creator>
              <dc:date>2021-02-02T23:23:34</dc:date>
            </office:change-info>
            <text:p text:style-name="P30"><text:span text:style-name="T75">the </text:span></text:p>
          </text:deletion>
        </text:changed-region>
        <text:changed-region xml:id="ct94827559049408" text:id="ct94827559049408">
          <text:insertion>
            <office:change-info>
              <dc:creator>Balazs Racz</dc:creator>
              <dc:date>2021-02-02T23:23:35</dc:date>
            </office:change-info>
          </text:insertion>
        </text:changed-region>
        <text:changed-region xml:id="ct94827559049648" text:id="ct94827559049648">
          <text:deletion>
            <office:change-info>
              <dc:creator>Balazs Racz</dc:creator>
              <dc:date>2021-02-02T23:23:38</dc:date>
            </office:change-info>
            <text:p text:style-name="P30"><text:span text:style-name="T75"><text:s/>bit</text:span></text:p>
          </text:deletion>
        </text:changed-region>
        <text:changed-region xml:id="ct94827559050128" text:id="ct94827559050128">
          <text:deletion>
            <office:change-info>
              <dc:creator>Balazs Racz</dc:creator>
              <dc:date>2021-02-02T23:23:43</dc:date>
            </office:change-info>
            <text:p text:style-name="P30"><text:span text:style-name="T75">not set</text:span></text:p>
          </text:deletion>
        </text:changed-region>
        <text:changed-region xml:id="ct94827559047232" text:id="ct94827559047232">
          <text:insertion>
            <office:change-info>
              <dc:creator>Balazs Racz</dc:creator>
              <dc:date>2021-02-02T23:23:43</dc:date>
            </office:change-info>
          </text:insertion>
        </text:changed-region>
        <text:changed-region xml:id="ct94827559054080" text:id="ct94827559054080">
          <text:deletion>
            <office:change-info>
              <dc:creator>Balazs Racz</dc:creator>
              <dc:date>2021-01-17T12:18:59</dc:date>
            </office:change-info>
            <text:p text:style-name="P30"><text:span text:style-name="T75">and</text:span></text:p>
          </text:deletion>
        </text:changed-region>
        <text:changed-region xml:id="ct94827559055216" text:id="ct94827559055216">
          <text:insertion>
            <office:change-info>
              <dc:creator>Balazs Racz</dc:creator>
              <dc:date>2021-01-17T12:18:59</dc:date>
            </office:change-info>
          </text:insertion>
        </text:changed-region>
        <text:changed-region xml:id="ct94827559061184" text:id="ct94827559061184">
          <text:insertion>
            <office:change-info>
              <dc:creator>Balazs Racz</dc:creator>
              <dc:date>2021-01-17T12:19:09</dc:date>
            </office:change-info>
          </text:insertion>
        </text:changed-region>
        <text:changed-region xml:id="ct94827559061424" text:id="ct94827559061424">
          <text:deletion>
            <office:change-info>
              <dc:creator>Balazs Racz</dc:creator>
              <dc:date>2021-01-17T12:19:37</dc:date>
            </office:change-info>
            <text:p text:style-name="P12">and</text:p>
          </text:deletion>
        </text:changed-region>
        <text:changed-region xml:id="ct94827559061664" text:id="ct94827559061664">
          <text:insertion>
            <office:change-info>
              <dc:creator>Balazs Racz</dc:creator>
              <dc:date>2021-01-17T12:19:37</dc:date>
            </office:change-info>
          </text:insertion>
        </text:changed-region>
        <text:changed-region xml:id="ct94827559062544" text:id="ct94827559062544">
          <text:insertion>
            <office:change-info>
              <dc:creator>Balazs Racz</dc:creator>
              <dc:date>2021-02-02T23:48:00</dc:date>
            </office:change-info>
          </text:insertion>
        </text:changed-region>
        <text:changed-region xml:id="ct94827559062784" text:id="ct94827559062784">
          <text:deletion>
            <office:change-info>
              <dc:creator>Balazs Racz</dc:creator>
              <dc:date>2021-02-02T23:47:54</dc:date>
            </office:change-info>
            <text:p text:style-name="P30"><text:span text:style-name="T75">n-</text:span></text:p>
          </text:deletion>
        </text:changed-region>
        <text:changed-region xml:id="ct94827559063024" text:id="ct94827559063024">
          <text:insertion>
            <office:change-info>
              <dc:creator>Balazs Racz</dc:creator>
              <dc:date>2021-02-02T23:48:03</dc:date>
            </office:change-info>
          </text:insertion>
        </text:changed-region>
        <text:changed-region xml:id="ct94827559063264" text:id="ct94827559063264">
          <text:deletion>
            <office:change-info>
              <dc:creator>Balazs Racz</dc:creator>
              <dc:date>2021-01-17T12:19:41</dc:date>
            </office:change-info>
            <text:p text:style-name="P30"><text:span text:style-name="T75">or</text:span></text:p>
          </text:deletion>
        </text:changed-region>
        <text:changed-region xml:id="ct94827559063504" text:id="ct94827559063504">
          <text:insertion>
            <office:change-info>
              <dc:creator>Balazs Racz</dc:creator>
              <dc:date>2021-01-17T12:19:41</dc:date>
            </office:change-info>
          </text:insertion>
        </text:changed-region>
        <text:changed-region xml:id="ct94827558541808" text:id="ct94827558541808">
          <text:insertion>
            <office:change-info>
              <dc:creator>Balazs Racz</dc:creator>
              <dc:date>2021-02-02T23:46:26</dc:date>
            </office:change-info>
          </text:insertion>
        </text:changed-region>
        <text:changed-region xml:id="ct94827558952080" text:id="ct94827558952080">
          <text:insertion>
            <office:change-info>
              <dc:creator>Balazs Racz</dc:creator>
              <dc:date>2021-02-02T23:18:51</dc:date>
            </office:change-info>
          </text:insertion>
        </text:changed-region>
        <text:changed-region xml:id="ct94827559065184" text:id="ct94827559065184">
          <text:insertion>
            <office:change-info>
              <dc:creator>Balazs Racz</dc:creator>
              <dc:date>2021-02-02T23:19:05</dc:date>
            </office:change-info>
          </text:insertion>
        </text:changed-region>
        <text:changed-region xml:id="ct94827559070192" text:id="ct94827559070192">
          <text:insertion>
            <office:change-info>
              <dc:creator>Balazs Racz</dc:creator>
              <dc:date>2021-02-02T23:24:12</dc:date>
            </office:change-info>
          </text:insertion>
        </text:changed-region>
        <text:changed-region xml:id="ct94827559070576" text:id="ct94827559070576">
          <text:deletion>
            <office:change-info>
              <dc:creator>Balazs Racz</dc:creator>
              <dc:date>2021-02-02T23:20:29</dc:date>
            </office:change-info>
            <text:p text:style-name="P107"><text:span text:style-name="T71">specifies “Default/Any” protocol</text:span></text:p>
          </text:deletion>
        </text:changed-region>
        <text:changed-region xml:id="ct94827559072320" text:id="ct94827559072320">
          <text:deletion>
            <office:change-info>
              <dc:creator>Balazs Racz</dc:creator>
              <dc:date>2021-02-02T23:20:35</dc:date>
            </office:change-info>
            <text:p text:style-name="P107"><text:span text:style-name="T71">or</text:span></text:p>
          </text:deletion>
        </text:changed-region>
        <text:changed-region xml:id="ct94827559073920" text:id="ct94827559073920">
          <text:insertion>
            <office:change-info>
              <dc:creator>Balazs Racz</dc:creator>
              <dc:date>2021-02-02T23:20:35</dc:date>
            </office:change-info>
          </text:insertion>
        </text:changed-region>
        <text:changed-region xml:id="ct94827559079552" text:id="ct94827559079552">
          <text:insertion>
            <office:change-info>
              <dc:creator>Balazs Racz</dc:creator>
              <dc:date>2021-02-02T23:19:39</dc:date>
            </office:change-info>
          </text:insertion>
        </text:changed-region>
        <text:changed-region xml:id="ct94827559081072" text:id="ct94827559081072">
          <text:deletion>
            <office:change-info>
              <dc:creator>Balazs Racz</dc:creator>
              <dc:date>2021-02-02T23:21:37</dc:date>
            </office:change-info>
            <text:p text:style-name="P114"><text:span text:style-name="T32">Bit 2 (DCC - F</text:span><text:span text:style-name="T30">orce long address bit</text:span><text:span text:style-name="T32">)</text:span><text:span text:style-name="T30"> is clear</text:span></text:p>
          </text:deletion>
        </text:changed-region>
        <text:changed-region xml:id="ct94827559069056" text:id="ct94827559069056">
          <text:deletion>
            <office:change-info>
              <dc:creator>Balazs Racz</dc:creator>
              <dc:date>2021-01-31T13:19:40</dc:date>
            </office:change-info>
            <text:p text:style-name="P114"><text:span text:style-name="T30"><text:s/>in the Flag byte </text:span><text:span text:style-name="T23">rr</text:span></text:p>
          </text:deletion>
        </text:changed-region>
        <text:changed-region xml:id="ct94827559068816" text:id="ct94827559068816">
          <text:deletion>
            <office:change-info>
              <dc:creator>Balazs Racz</dc:creator>
              <dc:date>2021-02-02T23:21:37</dc:date>
            </office:change-info>
            <text:p text:style-name="P114"><text:span text:style-name="T23">, </text:span></text:p>
          </text:deletion>
        </text:changed-region>
        <text:changed-region xml:id="ct94827559067248" text:id="ct94827559067248">
          <text:deletion>
            <office:change-info>
              <dc:creator>Balazs Racz</dc:creator>
              <dc:date>2021-01-17T12:19:48</dc:date>
            </office:change-info>
            <text:p text:style-name="P114"><text:span text:style-name="T30">or</text:span></text:p>
          </text:deletion>
        </text:changed-region>
        <text:changed-region xml:id="ct94827559069488" text:id="ct94827559069488">
          <text:deletion>
            <office:change-info>
              <dc:creator>Balazs Racz</dc:creator>
              <dc:date>2021-02-02T23:21:37</dc:date>
            </office:change-info>
            <text:list xml:id="list1065936165" text:style-name="L2">
              <text:list-item>
                <text:p text:style-name="P90"><text:span text:style-name="T25"/></text:p>
              </text:list-item>
              <text:list-item>
                <text:p text:style-name="P84"><text:span text:style-name="T55"/></text:p>
              </text:list-item>
            </text:list>
          </text:deletion>
        </text:changed-region>
        <text:changed-region xml:id="ct94827559066560" text:id="ct94827559066560">
          <text:deletion>
            <office:change-info>
              <dc:creator>Balazs Racz</dc:creator>
              <dc:date>2021-02-02T23:18:51</dc:date>
            </office:change-info>
            <text:p text:style-name="P86"><text:span text:style-name="T55">Address</text:span> is &gt;= 128, </text:p>
          </text:deletion>
        </text:changed-region>
        <text:changed-region xml:id="ct94827559071616" text:id="ct94827559071616">
          <text:deletion>
            <office:change-info>
              <dc:creator>Balazs Racz</dc:creator>
              <dc:date>2021-01-17T12:19:53</dc:date>
            </office:change-info>
            <text:p text:style-name="P86">or</text:p>
          </text:deletion>
        </text:changed-region>
        <text:changed-region xml:id="ct94827559072560" text:id="ct94827559072560">
          <text:deletion>
            <office:change-info>
              <dc:creator>Balazs Racz</dc:creator>
              <dc:date>2021-02-02T23:21:37</dc:date>
            </office:change-info>
            <text:list xml:id="list204731212206992" text:continue-numbering="true" text:style-name="L2">
              <text:list-item>
                <text:p text:style-name="P84"><text:span text:style-name="T25"/></text:p>
              </text:list-item>
              <text:list-item>
                <text:p text:style-name="P85"><text:span text:style-name="T58"/></text:p>
              </text:list-item>
            </text:list>
          </text:deletion>
        </text:changed-region>
        <text:changed-region xml:id="ct94827559079792" text:id="ct94827559079792">
          <text:deletion>
            <office:change-info>
              <dc:creator>Balazs Racz</dc:creator>
              <dc:date>2021-02-02T23:19:22</dc:date>
            </office:change-info>
            <text:list xml:id="list204731367556272" text:continue-numbering="true" text:style-name="L2">
              <text:list-item>
                <text:p text:style-name="P85"><text:span text:style-name="T58">Address</text:span><text:span text:style-name="T119"> is a </text:span><text:span text:style-name="T102">DCC 14-bit (</text:span><text:span text:style-name="T119">long</text:span><text:span text:style-name="T102">)</text:span><text:span text:style-name="T119"> address</text:span></text:p>
              </text:list-item>
            </text:list>
          </text:deletion>
        </text:changed-region>
        <text:changed-region xml:id="ct94827559071904" text:id="ct94827559071904">
          <text:deletion>
            <office:change-info>
              <dc:creator>Balazs Racz</dc:creator>
              <dc:date>2021-01-17T12:20:04</dc:date>
            </office:change-info>
            <text:p text:style-name="P30"><text:span text:style-name="T78">and</text:span></text:p>
          </text:deletion>
        </text:changed-region>
        <text:changed-region xml:id="ct94827559073344" text:id="ct94827559073344">
          <text:insertion>
            <office:change-info>
              <dc:creator>Balazs Racz</dc:creator>
              <dc:date>2021-01-17T12:20:04</dc:date>
            </office:change-info>
          </text:insertion>
        </text:changed-region>
        <text:changed-region xml:id="ct94827559086448" text:id="ct94827559086448">
          <text:deletion>
            <office:change-info>
              <dc:creator>Balazs Racz</dc:creator>
              <dc:date>2021-01-17T12:21:51</dc:date>
            </office:change-info>
            <text:p text:style-name="P115"><text:span text:style-name="T77">and</text:span></text:p>
          </text:deletion>
        </text:changed-region>
        <text:changed-region xml:id="ct94827559086688" text:id="ct94827559086688">
          <text:insertion>
            <office:change-info>
              <dc:creator>Balazs Racz</dc:creator>
              <dc:date>2021-01-17T12:21:51</dc:date>
            </office:change-info>
          </text:insertion>
        </text:changed-region>
        <text:changed-region xml:id="ct94827559088560" text:id="ct94827559088560">
          <text:deletion>
            <office:change-info>
              <dc:creator>Balazs Racz</dc:creator>
              <dc:date>2021-01-17T12:20:16</dc:date>
            </office:change-info>
            <text:p text:style-name="P115"><text:span text:style-name="T77">or</text:span></text:p>
          </text:deletion>
        </text:changed-region>
        <text:changed-region xml:id="ct94827559089456" text:id="ct94827559089456">
          <text:insertion>
            <office:change-info>
              <dc:creator>Balazs Racz</dc:creator>
              <dc:date>2021-01-17T12:20:16</dc:date>
            </office:change-info>
          </text:insertion>
        </text:changed-region>
        <text:changed-region xml:id="ct94827558584976" text:id="ct94827558584976">
          <text:deletion>
            <office:change-info>
              <dc:creator>Balazs Racz</dc:creator>
              <dc:date>2021-01-17T12:21:48</dc:date>
            </office:change-info>
            <text:p text:style-name="P115"><text:span text:style-name="T77">and</text:span></text:p>
          </text:deletion>
        </text:changed-region>
        <text:changed-region xml:id="ct94827559057376" text:id="ct94827559057376">
          <text:insertion>
            <office:change-info>
              <dc:creator>Balazs Racz</dc:creator>
              <dc:date>2021-01-17T12:21:48</dc:date>
            </office:change-info>
          </text:insertion>
        </text:changed-region>
        <text:changed-region xml:id="ct94827559071152" text:id="ct94827559071152">
          <text:insertion>
            <office:change-info>
              <dc:creator>Balazs Racz</dc:creator>
              <dc:date>2021-02-28T17:01:29</dc:date>
            </office:change-info>
          </text:insertion>
        </text:changed-region>
        <text:changed-region xml:id="ct94827559059456" text:id="ct94827559059456">
          <text:insertion>
            <office:change-info>
              <dc:creator>Balazs Racz</dc:creator>
              <dc:date>2021-01-31T12:38:27</dc:date>
            </office:change-info>
          </text:insertion>
        </text:changed-region>
        <text:changed-region xml:id="ct94827555341360" text:id="ct94827555341360">
          <text:insertion>
            <office:change-info>
              <dc:creator>Balazs Racz</dc:creator>
              <dc:date>2021-02-28T17:58:45</dc:date>
            </office:change-info>
          </text:insertion>
        </text:changed-region>
        <text:changed-region xml:id="ct94827551242704" text:id="ct94827551242704">
          <text:deletion>
            <office:change-info>
              <dc:creator>Balazs Racz</dc:creator>
              <dc:date>2021-02-28T17:58:44</dc:date>
            </office:change-info>
            <text:p text:style-name="P83">‘</text:p>
          </text:deletion>
        </text:changed-region>
        <text:changed-region xml:id="ct94827569118768" text:id="ct94827569118768">
          <text:insertion>
            <office:change-info>
              <dc:creator>Balazs Racz</dc:creator>
              <dc:date>2021-02-28T17:58:47</dc:date>
            </office:change-info>
          </text:insertion>
        </text:changed-region>
        <text:changed-region xml:id="ct94827566531024" text:id="ct94827566531024">
          <text:deletion>
            <office:change-info>
              <dc:creator>Balazs Racz</dc:creator>
              <dc:date>2021-02-28T17:58:48</dc:date>
            </office:change-info>
            <text:p text:style-name="P83">’</text:p>
          </text:deletion>
        </text:changed-region>
        <text:changed-region xml:id="ct94827584676608" text:id="ct94827584676608">
          <text:insertion>
            <office:change-info>
              <dc:creator>Balazs Racz</dc:creator>
              <dc:date>2021-02-28T17:58:51</dc:date>
            </office:change-info>
          </text:insertion>
        </text:changed-region>
        <text:changed-region xml:id="ct94827584430400" text:id="ct94827584430400">
          <text:deletion>
            <office:change-info>
              <dc:creator>Balazs Racz</dc:creator>
              <dc:date>2021-02-28T17:58:51</dc:date>
            </office:change-info>
            <text:p text:style-name="P83">’</text:p>
          </text:deletion>
        </text:changed-region>
        <text:changed-region xml:id="ct94827566409600" text:id="ct94827566409600">
          <text:deletion>
            <office:change-info>
              <dc:creator>Balazs Racz</dc:creator>
              <dc:date>2021-02-28T17:58:53</dc:date>
            </office:change-info>
            <text:p text:style-name="P83">’</text:p>
          </text:deletion>
        </text:changed-region>
        <text:changed-region xml:id="ct94827562885344" text:id="ct94827562885344">
          <text:insertion>
            <office:change-info>
              <dc:creator>Balazs Racz</dc:creator>
              <dc:date>2021-02-28T17:58:31</dc:date>
            </office:change-info>
          </text:insertion>
        </text:changed-region>
        <text:changed-region xml:id="ct94827569483312" text:id="ct94827569483312">
          <text:deletion>
            <office:change-info>
              <dc:creator>Balazs Racz</dc:creator>
              <dc:date>2021-02-28T17:58:31</dc:date>
            </office:change-info>
            <text:p text:style-name="P83"><text:span text:style-name="T106">‘</text:span></text:p>
          </text:deletion>
        </text:changed-region>
        <text:changed-region xml:id="ct94827584398096" text:id="ct94827584398096">
          <text:deletion>
            <office:change-info>
              <dc:creator>Balazs Racz</dc:creator>
              <dc:date>2021-02-28T17:58:33</dc:date>
            </office:change-info>
            <text:p text:style-name="P83"><text:span text:style-name="T106">’</text:span></text:p>
          </text:deletion>
        </text:changed-region>
        <text:changed-region xml:id="ct94827603020304" text:id="ct94827603020304">
          <text:deletion>
            <office:change-info>
              <dc:creator>Balazs Racz</dc:creator>
              <dc:date>2021-02-28T20:36:32</dc:date>
            </office:change-info>
            <text:p text:style-name="P83"><text:span text:style-name="T62"/></text:p>
            <text:p text:style-name="P118"/>
          </text:deletion>
        </text:changed-region>
        <text:changed-region xml:id="ct94827559099504" text:id="ct94827559099504">
          <text:deletion>
            <office:change-info>
              <dc:creator>Balazs Racz</dc:creator>
              <dc:date>2021-01-31T12:42:52</dc:date>
            </office:change-info>
            <text:p text:style-name="P118">A <text:span text:style-name="T107">maximal</text:span><text:span text:style-name="T107"><text:note text:id="ftn2" text:note-class="footnote"><text:note-citation>1</text:note-citation><text:note-body><text:p text:style-name="P71">No ‘0’-’9’ characters immediately before or after this substring.</text:p></text:note-body></text:note></text:span><text:span text:style-name="T107"> </text:span></text:p>
          </text:deletion>
        </text:changed-region>
        <text:changed-region xml:id="ct94827559099264" text:id="ct94827559099264">
          <text:deletion>
            <office:change-info>
              <dc:creator>Balazs Racz</dc:creator>
              <dc:date>2021-01-31T12:39:22</dc:date>
            </office:change-info>
            <text:p text:style-name="P118">consecutive</text:p>
          </text:deletion>
        </text:changed-region>
        <text:changed-region xml:id="ct94827559099024" text:id="ct94827559099024">
          <text:deletion>
            <office:change-info>
              <dc:creator>Balazs Racz</dc:creator>
              <dc:date>2021-01-31T12:42:52</dc:date>
            </office:change-info>
            <text:p text:style-name="P118"><text:span text:style-name="T63">vv...v</text:span><text:span text:style-name="T107"> has a prefix of </text:span><text:span text:style-name="T63">nn...n</text:span> sequence<text:span text:style-name="T107"><text:note text:id="ftn2" text:note-class="footnote"><text:note-citation>2</text:note-citation><text:note-body><text:p text:style-name="P71">Contiguous subsequence is commonly referred to as substring.</text:p></text:note-body></text:note></text:span> of digit nibbles <text:span text:style-name="T63">nn...n </text:span>match the <text:span text:style-name="T55">Name</text:span> iff <text:span text:style-name="T107">there is a maximal consecutive sequence of decimal digits </text:span><text:span text:style-name="T63">vv...v </text:span><text:span text:style-name="T107">in </text:span><text:span text:style-name="T63">Name</text:span><text:span text:style-name="T107"> where</text:span></text:p>
            <text:p text:style-name="P119"/>
          </text:deletion>
        </text:changed-region>
        <text:changed-region xml:id="ct94827559098784" text:id="ct94827559098784">
          <text:deletion>
            <office:change-info>
              <dc:creator>Balazs Racz</dc:creator>
              <dc:date>2021-01-31T12:40:10</dc:date>
            </office:change-info>
            <text:p text:style-name="P119"><text:s/>if the</text:p>
          </text:deletion>
        </text:changed-region>
        <text:changed-region xml:id="ct94827559098544" text:id="ct94827559098544">
          <text:deletion>
            <office:change-info>
              <dc:creator>Balazs Racz</dc:creator>
              <dc:date>2021-01-31T12:42:52</dc:date>
            </office:change-info>
            <text:p text:style-name="P119">, </text:p>
          </text:deletion>
        </text:changed-region>
        <text:changed-region xml:id="ct94827559098304" text:id="ct94827559098304">
          <text:deletion>
            <office:change-info>
              <dc:creator>Balazs Racz</dc:creator>
              <dc:date>2021-01-31T12:40:13</dc:date>
            </office:change-info>
            <text:p text:style-name="P119">or</text:p>
          </text:deletion>
        </text:changed-region>
        <text:changed-region xml:id="ct94827559098064" text:id="ct94827559098064">
          <text:deletion>
            <office:change-info>
              <dc:creator>Balazs Racz</dc:creator>
              <dc:date>2021-01-31T12:42:52</dc:date>
            </office:change-info>
            <text:p text:style-name="P119"><text:span text:style-name="T62"/></text:p>
            <text:p text:style-name="P119"><text:span text:style-name="T55">vv...v</text:span> equals <text:span text:style-name="T55">nn...n</text:span>.</text:p>
          </text:deletion>
        </text:changed-region>
        <text:changed-region xml:id="ct94827557994960" text:id="ct94827557994960">
          <text:insertion>
            <office:change-info>
              <dc:creator>Balazs Racz</dc:creator>
              <dc:date>2021-01-31T12:42:16</dc:date>
            </office:change-info>
          </text:insertion>
        </text:changed-region>
        <text:changed-region xml:id="ct94827604335632" text:id="ct94827604335632">
          <text:format-change>
            <office:change-info>
              <dc:creator>Balazs Racz</dc:creator>
              <dc:date>2021-02-28T20:35:51</dc:date>
            </office:change-info>
          </text:format-change>
        </text:changed-region>
        <text:changed-region xml:id="ct94827558923744" text:id="ct94827558923744">
          <text:insertion>
            <office:change-info>
              <dc:creator>Balazs Racz</dc:creator>
              <dc:date>2021-01-31T12:47:13</dc:date>
            </office:change-info>
          </text:insertion>
        </text:changed-region>
        <text:changed-region xml:id="ct94827563722496" text:id="ct94827563722496">
          <text:format-change>
            <office:change-info>
              <dc:creator>Balazs Racz</dc:creator>
              <dc:date>2021-02-28T20:35:58</dc:date>
            </office:change-info>
          </text:format-change>
        </text:changed-region>
        <text:changed-region xml:id="ct94827558932304" text:id="ct94827558932304">
          <text:insertion>
            <office:change-info>
              <dc:creator>Balazs Racz</dc:creator>
              <dc:date>2021-01-31T12:41:42</dc:date>
            </office:change-info>
          </text:insertion>
        </text:changed-region>
        <text:changed-region xml:id="ct94827562380816" text:id="ct94827562380816">
          <text:insertion>
            <office:change-info>
              <dc:creator>Balazs Racz</dc:creator>
              <dc:date>2021-02-28T20:32:08</dc:date>
            </office:change-info>
          </text:insertion>
        </text:changed-region>
        <text:changed-region xml:id="ct94827586540816" text:id="ct94827586540816">
          <text:insertion>
            <office:change-info>
              <dc:creator>Balazs Racz</dc:creator>
              <dc:date>2021-02-28T20:23:44</dc:date>
            </office:change-info>
          </text:insertion>
        </text:changed-region>
        <text:changed-region xml:id="ct94827573998240" text:id="ct94827573998240">
          <text:insertion>
            <office:change-info>
              <dc:creator>Balazs Racz</dc:creator>
              <dc:date>2021-02-28T20:24:00</dc:date>
            </office:change-info>
          </text:insertion>
        </text:changed-region>
        <text:changed-region xml:id="ct94827567320432" text:id="ct94827567320432">
          <text:deletion>
            <office:change-info>
              <dc:creator>Balazs Racz</dc:creator>
              <dc:date>2021-02-28T20:27:22</dc:date>
            </office:change-info>
            <text:p text:style-name="P117"><text:span text:style-name="T89">substring of decimal digit</text:span></text:p>
          </text:deletion>
        </text:changed-region>
        <text:changed-region xml:id="ct94827559029040" text:id="ct94827559029040">
          <text:deletion>
            <office:change-info>
              <dc:creator>Balazs Racz</dc:creator>
              <dc:date>2021-02-28T13:08:03</dc:date>
            </office:change-info>
            <text:p text:style-name="P117"><text:span text:style-name="T89">s</text:span></text:p>
          </text:deletion>
        </text:changed-region>
        <text:changed-region xml:id="ct94827562427648" text:id="ct94827562427648">
          <text:deletion>
            <office:change-info>
              <dc:creator>Balazs Racz</dc:creator>
              <dc:date>2021-02-28T20:27:22</dc:date>
            </office:change-info>
            <text:p text:style-name="P117"><text:span text:style-name="T89"><text:s/></text:span></text:p>
          </text:deletion>
        </text:changed-region>
        <text:changed-region xml:id="ct94827559030736" text:id="ct94827559030736">
          <text:deletion>
            <office:change-info>
              <dc:creator>Balazs Racz</dc:creator>
              <dc:date>2021-02-28T13:07:58</dc:date>
            </office:change-info>
            <text:p text:style-name="P117"><text:span text:style-name="T66">vv...v</text:span><text:span text:style-name="T89"> in Name </text:span></text:p>
          </text:deletion>
        </text:changed-region>
        <text:changed-region xml:id="ct94827559010608" text:id="ct94827559010608">
          <text:deletion>
            <office:change-info>
              <dc:creator>Balazs Racz</dc:creator>
              <dc:date>2021-02-28T20:27:22</dc:date>
            </office:change-info>
            <text:p text:style-name="P117"><text:span text:style-name="T89">not immediately preceded by any further digits where </text:span><text:span text:style-name="T66">nn...n</text:span><text:span text:style-name="T89"> = </text:span><text:span text:style-name="T66">vv...v</text:span><text:span text:style-name="T89"> </text:span></text:p>
          </text:deletion>
        </text:changed-region>
        <text:changed-region xml:id="ct94827559102736" text:id="ct94827559102736">
          <text:deletion>
            <office:change-info>
              <dc:creator>Balazs Racz</dc:creator>
              <dc:date>2021-01-31T12:49:37</dc:date>
            </office:change-info>
            <text:p text:style-name="P117"><text:span text:style-name="T89">and</text:span></text:p>
          </text:deletion>
        </text:changed-region>
        <text:changed-region xml:id="ct94827559104304" text:id="ct94827559104304">
          <text:insertion>
            <office:change-info>
              <dc:creator>Balazs Racz</dc:creator>
              <dc:date>2021-01-31T12:49:37</dc:date>
            </office:change-info>
          </text:insertion>
        </text:changed-region>
        <text:changed-region xml:id="ct94827559108848" text:id="ct94827559108848">
          <text:insertion>
            <office:change-info>
              <dc:creator>Balazs Racz</dc:creator>
              <dc:date>2021-01-31T12:43:01</dc:date>
            </office:change-info>
          </text:insertion>
        </text:changed-region>
        <text:changed-region xml:id="ct94827559109088" text:id="ct94827559109088">
          <text:deletion>
            <office:change-info>
              <dc:creator>Balazs Racz</dc:creator>
              <dc:date>2021-01-31T12:43:00</dc:date>
            </office:change-info>
            <text:p text:style-name="P116"><text:span text:style-name="T83">or</text:span></text:p>
          </text:deletion>
        </text:changed-region>
        <text:changed-region xml:id="ct94827586270464" text:id="ct94827586270464">
          <text:insertion>
            <office:change-info>
              <dc:creator>Balazs Racz</dc:creator>
              <dc:date>2021-02-28T20:33:53</dc:date>
            </office:change-info>
          </text:insertion>
        </text:changed-region>
        <text:changed-region xml:id="ct94827586374336" text:id="ct94827586374336">
          <text:insertion>
            <office:change-info>
              <dc:creator>Balazs Racz</dc:creator>
              <dc:date>2021-02-28T20:34:00</dc:date>
            </office:change-info>
          </text:insertion>
        </text:changed-region>
        <text:changed-region xml:id="ct94827587749424" text:id="ct94827587749424">
          <text:deletion>
            <office:change-info>
              <dc:creator>Balazs Racz</dc:creator>
              <dc:date>2021-02-28T20:27:53</dc:date>
            </office:change-info>
            <text:p text:style-name="P88"><text:span text:style-name="T107">vv...v</text:span></text:p>
          </text:deletion>
        </text:changed-region>
        <text:changed-region xml:id="ct94827587054096" text:id="ct94827587054096">
          <text:deletion>
            <office:change-info>
              <dc:creator>Balazs Racz</dc:creator>
              <dc:date>2021-02-28T20:37:17</dc:date>
            </office:change-info>
            <text:p text:style-name="P88"><text:s/></text:p>
          </text:deletion>
        </text:changed-region>
        <text:changed-region xml:id="ct94827566914496" text:id="ct94827566914496">
          <text:deletion>
            <office:change-info>
              <dc:creator>Balazs Racz</dc:creator>
              <dc:date>2021-02-28T20:34:34</dc:date>
            </office:change-info>
            <text:p text:style-name="P88">is not immediately followed by a</text:p>
          </text:deletion>
        </text:changed-region>
        <text:changed-region xml:id="ct94827587939040" text:id="ct94827587939040">
          <text:deletion>
            <office:change-info>
              <dc:creator>Balazs Racz</dc:creator>
              <dc:date>2021-02-28T20:28:43</dc:date>
            </office:change-info>
            <text:p text:style-name="P88">ny</text:p>
          </text:deletion>
        </text:changed-region>
        <text:changed-region xml:id="ct94827584762480" text:id="ct94827584762480">
          <text:deletion>
            <office:change-info>
              <dc:creator>Balazs Racz</dc:creator>
              <dc:date>2021-02-28T20:34:34</dc:date>
            </office:change-info>
            <text:p text:style-name="P88"><text:s/>further digit</text:p>
          </text:deletion>
        </text:changed-region>
        <text:changed-region xml:id="ct94827589112544" text:id="ct94827589112544">
          <text:deletion>
            <office:change-info>
              <dc:creator>Balazs Racz</dc:creator>
              <dc:date>2021-02-28T20:28:45</dc:date>
            </office:change-info>
            <text:p text:style-name="P88">s</text:p>
          </text:deletion>
        </text:changed-region>
        <text:changed-region xml:id="ct94827558591984" text:id="ct94827558591984">
          <text:insertion>
            <office:change-info>
              <dc:creator>Balazs Racz</dc:creator>
              <dc:date>2021-01-31T16:31:50</dc:date>
            </office:change-info>
          </text:insertion>
        </text:changed-region>
        <text:changed-region xml:id="ct94827558466400" text:id="ct94827558466400">
          <text:insertion>
            <office:change-info>
              <dc:creator>Balazs Racz</dc:creator>
              <dc:date>2021-01-31T16:31:57</dc:date>
            </office:change-info>
          </text:insertion>
        </text:changed-region>
        <text:changed-region xml:id="ct94827558627536" text:id="ct94827558627536">
          <text:insertion>
            <office:change-info>
              <dc:creator>Balazs Racz</dc:creator>
              <dc:date>2021-01-31T16:32:07</dc:date>
            </office:change-info>
          </text:insertion>
        </text:changed-region>
        <text:changed-region xml:id="ct94827558625776" text:id="ct94827558625776">
          <text:deletion>
            <office:change-info>
              <dc:creator>Balazs Racz</dc:creator>
              <dc:date>2021-01-31T16:31:47</dc:date>
            </office:change-info>
            <text:p text:style-name="P17"><text:s/><text:span text:style-name="T110">to differentiate on how well the search query matches the Train Node’s properties</text:span></text:p>
          </text:deletion>
        </text:changed-region>
        <text:changed-region xml:id="ct94827558629488" text:id="ct94827558629488">
          <text:deletion>
            <office:change-info>
              <dc:creator>Balazs Racz</dc:creator>
              <dc:date>2021-01-31T16:32:19</dc:date>
            </office:change-info>
            <text:p text:style-name="P17"><text:span text:style-name="T110">,</text:span></text:p>
          </text:deletion>
        </text:changed-region>
        <text:changed-region xml:id="ct94827559112320" text:id="ct94827559112320">
          <text:deletion>
            <office:change-info>
              <dc:creator>Balazs Racz</dc:creator>
              <dc:date>2021-01-31T16:32:24</dc:date>
            </office:change-info>
            <text:p text:style-name="P17"><text:span text:style-name="T110">using the</text:span></text:p>
          </text:deletion>
        </text:changed-region>
        <text:changed-region xml:id="ct94827559119552" text:id="ct94827559119552">
          <text:insertion>
            <office:change-info>
              <dc:creator>Balazs Racz</dc:creator>
              <dc:date>2021-01-31T16:32:24</dc:date>
            </office:change-info>
          </text:insertion>
        </text:changed-region>
        <text:changed-region xml:id="ct94827559123040" text:id="ct94827559123040">
          <text:insertion>
            <office:change-info>
              <dc:creator>Balazs Racz</dc:creator>
              <dc:date>2021-01-31T16:32:53</dc:date>
            </office:change-info>
          </text:insertion>
        </text:changed-region>
        <text:changed-region xml:id="ct94827559124480" text:id="ct94827559124480">
          <text:insertion>
            <office:change-info>
              <dc:creator>Balazs Racz</dc:creator>
              <dc:date>2021-01-31T16:33:21</dc:date>
            </office:change-info>
          </text:insertion>
        </text:changed-region>
        <text:changed-region xml:id="ct94827559124832" text:id="ct94827559124832">
          <text:deletion>
            <office:change-info>
              <dc:creator>Balazs Racz</dc:creator>
              <dc:date>2021-01-31T16:33:10</dc:date>
            </office:change-info>
            <text:p text:style-name="P17"><text:span text:style-name="T110">ratings of</text:span></text:p>
          </text:deletion>
        </text:changed-region>
        <text:changed-region xml:id="ct94827559127488" text:id="ct94827559127488">
          <text:deletion>
            <office:change-info>
              <dc:creator>Balazs Racz</dc:creator>
              <dc:date>2021-01-31T16:33:31</dc:date>
            </office:change-info>
            <text:p text:style-name="P17"><text:span text:style-name="T109"><text:s/>in quality</text:span></text:p>
          </text:deletion>
        </text:changed-region>
        <text:changed-region xml:id="ct94827559130112" text:id="ct94827559130112">
          <text:insertion>
            <office:change-info>
              <dc:creator>Balazs Racz</dc:creator>
              <dc:date>2021-02-28T12:2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Introduction (Informative)</text:h>
      <text:p text:style-name="P9">This <text:span text:style-name="T6">s</text:span>tandard <text:span text:style-name="T6">defines a </text:span>method for Throttle Nodes to find Train Nodes on the network, and for legacy use-cases, instruct an OpenLCB Command Station to create a virtual Train Node given a legacy address and track protocol. <text:span text:style-name="T7">This standard is not specific to any wire protocol.</text:span></text:p>
      <text:h text:style-name="Heading_20_1" text:outline-level="1">Intended Use (Informative)</text:h>
      <text:p text:style-name="P19">The OpenLCB Traction Protocol describes how a Node acting as throttle can and should control a Node acting as a train. An important component of an ecosystem is how the throttle can find the remote train node that corresponds to the user’s desired locomotive to control. This standard defines one possible method on how to find train nodes from a throttle. As a basic transport this method uses the Event Transport protocol.</text:p>
      <text:p text:style-name="P19">In addition to finding already existing Train Nodes, this standard describes an interaction that can be followed by a Command Station to instantiate virtual Nodes in order to act as a gateway between the OpenLCB traction protocol and a legacy track protocol such as DCC. <text:span text:style-name="T102">As part of this interaction, certain options are specifically enumerated in this standard that are specific to current commonly used legacy track protocols (such as DCC), while leaving expansion space for including additional such protocols in future revisions.</text:span></text:p>
      <text:p text:style-name="P10">Note that this standard does not exclude other methods and standards, including some not yet developed, for the same or similar purposes. <text:span text:style-name="T95">See the Train Search Protocol Technical Note for some alternatives that were considered or can be employed based on more general enumeration protocols.</text:span></text:p>
      <text:p text:style-name="P110"><text:change text:change-id="ct94827558469008"/></text:p>
      <text:h text:style-name="Heading_20_1" text:outline-level="1">References and Context (Normative)</text:h>
      <text:p text:style-name="Standard">This specification is in the context of the following OpenLCB Standards:</text:p>
      <text:list xml:id="list3768208128" text:style-name="L3">
        <text:list-item>
          <text:p text:style-name="P92">The Event Transport Standard, which defines the protocol for transporting events, <text:span text:style-name="T7">including the messages and interactions for inquiry and discovery of event Producers.</text:span></text:p>
        </text:list-item>
        <text:list-item>
          <text:p text:style-name="P93">The Event Identifiers Standard which describes the allocation scheme of Event Identifiers.</text:p>
        </text:list-item>
      </text:list>
      <text:p text:style-name="Standard">For more information on format and presentation, see: </text:p>
      <text:list xml:id="list3657886879" text:style-name="L4">
        <text:list-item>
          <text:p text:style-name="P94">OpenLCB Common Information Technical Note</text:p>
        </text:list-item>
      </text:list>
      <text:h text:style-name="Heading_20_1" text:outline-level="1"><text:soft-page-break/>Message Formats (Normative)</text:h>
      <text:p text:style-name="P11">This standard does not define any OpenLCB messages.</text:p>
      <text:h text:style-name="Heading_20_1" text:outline-level="1"><text:span text:style-name="T8">Allocation</text:span> (Normative)</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38">09.00.99.FF.00.00.00.00 <text:span text:style-name="T9">–</text:span> 09.00.99.FF.FF.FF.FF.FF</text:p>
      <text:p text:style-name="P35">All Event Identifiers in this range are reserved for exclusive use according to the interactions defined by this standard and shall not be used for any other purpose.</text:p>
      <text:p text:style-name="P36">The legal entity to whom this Event Identifier range is allocated by the Event Identifiers Standard, Train Control Systems, Inc, hereby grants an irrevocable, <text:span text:style-name="T43">non-transferable</text:span> license to anyone for using the quoted Event Identifiers on the condition, and only so long as, that their use is compliant to this Standard or any later version of it, published by Train Control Systems, Inc.<text:change-start text:change-id="ct94827558713024"/>, <text:span text:style-name="T111">or the OpenLCB Group.</text:span><text:change-end text:change-id="ct94827558713024"/></text:p>
      <text:h text:style-name="P75" text:outline-level="2"><text:bookmark-start text:name="__RefHeading___Toc6933_2256849141"/>Identifier Format<text:bookmark-end text:name="__RefHeading___Toc6933_2256849141"/></text:h>
      <text:p text:style-name="P20">The Event Identifiers in the given range are defined as follows:</text:p>
      <table:table table:name="Table2" table:style-name="Table2">
        <table:table-column table:style-name="Table2.A" table:number-columns-repeated="8"/>
        <table:table-header-rows>
          <table:table-row table:style-name="Table2.1">
            <table:table-cell table:style-name="Table2.A1" office:value-type="string">
              <text:p text:style-name="P39">Byte 1</text:p>
            </table:table-cell>
            <table:table-cell table:style-name="Table2.A1" office:value-type="string">
              <text:p text:style-name="P39">Byte 2</text:p>
            </table:table-cell>
            <table:table-cell table:style-name="Table2.A1" office:value-type="string">
              <text:p text:style-name="P39">Byte 3</text:p>
            </table:table-cell>
            <table:table-cell table:style-name="Table2.A1" office:value-type="string">
              <text:p text:style-name="P39">Byte 4</text:p>
            </table:table-cell>
            <table:table-cell table:style-name="Table2.A1" office:value-type="string">
              <text:p text:style-name="P39">Byte 5</text:p>
            </table:table-cell>
            <table:table-cell table:style-name="Table2.A1" office:value-type="string">
              <text:p text:style-name="P39">Byte 6</text:p>
            </table:table-cell>
            <table:table-cell table:style-name="Table2.A1" office:value-type="string">
              <text:p text:style-name="P39">Byte 7</text:p>
            </table:table-cell>
            <table:table-cell table:style-name="Table2.H1" office:value-type="string">
              <text:p text:style-name="P39">Byte 8</text:p>
            </table:table-cell>
          </table:table-row>
          <table:table-row table:style-name="Table2.2">
            <table:table-cell table:style-name="Table2.A2" office:value-type="string">
              <text:p text:style-name="P46">09</text:p>
            </table:table-cell>
            <table:table-cell table:style-name="Table2.B2" office:value-type="string">
              <text:p text:style-name="P45">00</text:p>
            </table:table-cell>
            <table:table-cell table:style-name="Table2.G2" office:value-type="string">
              <text:p text:style-name="P46">99</text:p>
            </table:table-cell>
            <table:table-cell table:style-name="Table2.G2" office:value-type="string">
              <text:p text:style-name="P46">FF</text:p>
            </table:table-cell>
            <table:table-cell table:style-name="Table2.G2" office:value-type="string">
              <text:p text:style-name="P48">qq</text:p>
            </table:table-cell>
            <table:table-cell table:style-name="Table2.G2" office:value-type="string">
              <text:p text:style-name="P48">qq</text:p>
            </table:table-cell>
            <table:table-cell table:style-name="Table2.G2" office:value-type="string">
              <text:p text:style-name="P48">qq</text:p>
            </table:table-cell>
            <table:table-cell table:style-name="Table2.H2" office:value-type="string">
              <text:p text:style-name="P50">rr</text:p>
            </table:table-cell>
          </table:table-row>
          <table:table-row table:style-name="Table2.3">
            <table:table-cell table:style-name="Table2.A3" table:number-columns-spanned="4" office:value-type="string">
              <text:p text:style-name="P48">Fixed prefix</text:p>
            </table:table-cell>
            <table:covered-table-cell/>
            <table:covered-table-cell/>
            <table:covered-table-cell/>
            <table:table-cell table:style-name="Table2.E3" table:number-columns-spanned="3" office:value-type="string">
              <text:p text:style-name="P48">Search query</text:p>
              <text:p text:style-name="P48">(6 nibbles)</text:p>
            </table:table-cell>
            <table:covered-table-cell/>
            <table:covered-table-cell/>
            <table:table-cell table:style-name="Table2.H3" office:value-type="string">
              <text:p text:style-name="P48">Flags</text:p>
            </table:table-cell>
          </table:table-row>
        </table:table-header-rows>
      </table:table>
      <text:p text:style-name="P22"/>
      <text:p text:style-name="P21">The search query ‘<text:span text:style-name="T43">qq qq qq’ </text:span>shall be a sequence of 6 nibbles in MSB-first order stored in Bytes 5, 6 and 7 of the Event Identifier. 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0"><text:span text:style-name="T45">Search Query </text:span>Nibbl<text:span text:style-name="T43">e</text:span> value</text:p>
            </table:table-cell>
            <table:table-cell table:style-name="Table3.B1" office:value-type="string">
              <text:p text:style-name="P40">Description</text:p>
            </table:table-cell>
          </table:table-row>
          <table:table-row table:style-name="Table3.2">
            <table:table-cell table:style-name="Table3.A2" office:value-type="string">
              <text:p text:style-name="P47">0 - <text:span text:style-name="T42">9</text:span></text:p>
            </table:table-cell>
            <table:table-cell table:style-name="Table3.B2" office:value-type="string">
              <text:p text:style-name="P49">The given position of the search term is the given number</text:p>
            </table:table-cell>
          </table:table-row>
        </table:table-header-rows>
        <table:table-row table:style-name="Table3.3">
          <table:table-cell table:style-name="Table3.A3" office:value-type="string">
            <text:p text:style-name="P48">0xA - 0xE</text:p>
          </table:table-cell>
          <table:table-cell table:style-name="Table3.B3" office:value-type="string">
            <text:p text:style-name="P49">Reserved. Do not send, check upon receipt.</text:p>
          </table:table-cell>
        </table:table-row>
        <text:soft-page-break/>
        <table:table-row table:style-name="Table3.4">
          <table:table-cell table:style-name="Table3.A4" office:value-type="string">
            <text:p text:style-name="P48">0xF</text:p>
          </table:table-cell>
          <table:table-cell table:style-name="Table3.B4" office:value-type="string">
            <text:p text:style-name="P49">Empty / unused character position. <text:span text:style-name="T44">Short queries shall be padded with this </text:span>nibble value <text:span text:style-name="T44">to 6 characters long</text:span>. <text:span text:style-name="T44">Multiple search terms may be concatenated to a search query with this nibble as a separator between them which means the individual terms shall be evaluated with AND relation between them.</text:span></text:p>
          </table:table-cell>
        </table:table-row>
      </table:table>
      <text:p text:style-name="P23"/>
      <text:p text:style-name="P63">The flag byte ‘<text:span text:style-name="T9">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43">Bit 7</text:p>
            </table:table-cell>
            <table:table-cell table:style-name="Table4.A1" office:value-type="string">
              <text:p text:style-name="P43">Bit 6</text:p>
            </table:table-cell>
            <table:table-cell table:style-name="Table4.A1" office:value-type="string">
              <text:p text:style-name="P43">Bit 5</text:p>
            </table:table-cell>
            <table:table-cell table:style-name="Table4.A1" office:value-type="string">
              <text:p text:style-name="P43">Bit<text:span text:style-name="T98">s</text:span> <text:span text:style-name="T97">4</text:span>-0</text:p>
            </table:table-cell>
            <table:table-cell table:style-name="Table4.E1" office:value-type="string">
              <text:p text:style-name="P41">Description</text:p>
            </table:table-cell>
          </table:table-row>
        </table:table-header-rows>
        <table:table-row table:style-name="Table4.2">
          <table:table-cell table:style-name="Table4.A2" office:value-type="string">
            <text:p text:style-name="P51">Allocate</text:p>
          </table:table-cell>
          <table:table-cell table:style-name="Table4.B2" office:value-type="string">
            <text:p text:style-name="P53"/>
          </table:table-cell>
          <table:table-cell table:style-name="Table4.C2" office:value-type="string">
            <text:p text:style-name="P53"/>
          </table:table-cell>
          <table:table-cell table:style-name="Table4.D2" office:value-type="string">
            <text:p text:style-name="P53"/>
          </table:table-cell>
          <table:table-cell table:style-name="Table4.E2" office:value-type="string">
            <text:p text:style-name="P52"><text:span text:style-name="T46">0x80</text:span>: Force allocate legacy node<text:line-break/>0: Search<text:span text:style-name="T47"> only existing nodes</text:span></text:p>
          </table:table-cell>
        </table:table-row>
        <table:table-row table:style-name="Table4.3">
          <table:table-cell table:style-name="Table4.A3" office:value-type="string">
            <text:p text:style-name="P54"/>
          </table:table-cell>
          <table:table-cell table:style-name="Table4.B3" office:value-type="string">
            <text:p text:style-name="P55">Exact</text:p>
          </table:table-cell>
          <table:table-cell table:style-name="Table4.C3" office:value-type="string">
            <text:p text:style-name="P54"/>
          </table:table-cell>
          <table:table-cell table:style-name="Table4.D3" office:value-type="string">
            <text:p text:style-name="P54"/>
          </table:table-cell>
          <table:table-cell table:style-name="Table4.E3" office:value-type="string">
            <text:p text:style-name="P56">0x40: Exact match only</text:p>
            <text:p text:style-name="P56">0: All matches (including partial match)</text:p>
          </table:table-cell>
        </table:table-row>
        <table:table-row table:style-name="Table4.4">
          <table:table-cell table:style-name="Table4.A4" office:value-type="string">
            <text:p text:style-name="P54"/>
          </table:table-cell>
          <table:table-cell table:style-name="Table4.B4" office:value-type="string">
            <text:p text:style-name="P54"/>
          </table:table-cell>
          <table:table-cell table:style-name="Table4.C4" office:value-type="string">
            <text:p text:style-name="P55">Address only</text:p>
          </table:table-cell>
          <table:table-cell table:style-name="Table4.D4" office:value-type="string">
            <text:p text:style-name="P54"/>
          </table:table-cell>
          <table:table-cell table:style-name="Table4.E4" office:value-type="string">
            <text:p text:style-name="P56">0x20: Match only in address</text:p>
            <text:p text:style-name="P56">0: Match everywhere (address and name)</text:p>
          </table:table-cell>
        </table:table-row>
        <table:table-row table:style-name="Table4.5">
          <table:table-cell table:style-name="Table4.A5" office:value-type="string">
            <text:p text:style-name="P54"/>
          </table:table-cell>
          <table:table-cell table:style-name="Table4.B5" office:value-type="string">
            <text:p text:style-name="P54"/>
          </table:table-cell>
          <table:table-cell table:style-name="Table4.C5" office:value-type="string">
            <text:p text:style-name="P54"/>
          </table:table-cell>
          <table:table-cell table:style-name="Table4.D5" office:value-type="string">
            <text:p text:style-name="P55"><text:span text:style-name="T94">T</text:span>rack <text:span text:style-name="T98">P</text:span>rotocol</text:p>
          </table:table-cell>
          <table:table-cell table:style-name="Table4.E5" office:value-type="string">
            <text:p text:style-name="P57">See separate table for assignment</text:p>
          </table:table-cell>
        </table:table-row>
      </table:table>
      <text:p text:style-name="P31"/>
      <text:p text:style-name="P64">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44">Bit <text:span text:style-name="T99">4-3</text:span></text:p>
            </table:table-cell>
            <table:table-cell table:style-name="Table5.A1" office:value-type="string">
              <text:p text:style-name="P44">Bit <text:span text:style-name="T99">2</text:span></text:p>
            </table:table-cell>
            <table:table-cell table:style-name="Table5.A1" office:value-type="string">
              <text:p text:style-name="P44">Bit<text:span text:style-name="T99">s</text:span> <text:span text:style-name="T99">1-0</text:span></text:p>
            </table:table-cell>
            <table:table-cell table:style-name="Table5.D1" office:value-type="string">
              <text:p text:style-name="P42">Description</text:p>
            </table:table-cell>
          </table:table-row>
        </table:table-header-rows>
        <table:table-row table:style-name="Table5.2">
          <table:table-cell table:style-name="Table5.A2" office:value-type="string">
            <text:p text:style-name="P58">0b00</text:p>
          </table:table-cell>
          <table:table-cell table:style-name="Table5.B2" office:value-type="string">
            <text:p text:style-name="P58">0</text:p>
          </table:table-cell>
          <table:table-cell table:style-name="Table5.C2" office:value-type="string">
            <text:p text:style-name="P58">0b00</text:p>
          </table:table-cell>
          <table:table-cell table:style-name="Table5.D2" office:value-type="string">
            <text:p text:style-name="P60">Any / Default track protocol</text:p>
          </table:table-cell>
        </table:table-row>
        <table:table-row table:style-name="Table5.3">
          <table:table-cell table:style-name="Table5.A3" office:value-type="string">
            <text:p text:style-name="P58">0b00</text:p>
          </table:table-cell>
          <table:table-cell table:style-name="Table5.B3" office:value-type="string">
            <text:p text:style-name="P58">0</text:p>
          </table:table-cell>
          <table:table-cell table:style-name="Table5.C3" office:value-type="string">
            <text:p text:style-name="P58">0b01</text:p>
          </table:table-cell>
          <table:table-cell table:style-name="Table5.D3" office:value-type="string">
            <text:p text:style-name="P60">Native OpenLCB Train Node</text:p>
          </table:table-cell>
        </table:table-row>
        <table:table-row table:style-name="Table5.4">
          <table:table-cell table:style-name="Table5.A4" office:value-type="string">
            <text:p text:style-name="P58">0b00</text:p>
          </table:table-cell>
          <table:table-cell table:style-name="Table5.B4" office:value-type="string">
            <text:p text:style-name="P58">0</text:p>
          </table:table-cell>
          <table:table-cell table:style-name="Table5.C4" office:value-type="string">
            <text:p text:style-name="P58">0b10</text:p>
          </table:table-cell>
          <table:table-cell table:style-name="Table5.D4" office:value-type="string">
            <text:p text:style-name="P60"><text:span text:style-name="T9">MFX</text:span><text:span text:style-name="T41">®</text:span> / <text:span text:style-name="T9">M4</text:span><text:span text:style-name="T41">®</text:span> track protocol</text:p>
          </table:table-cell>
        </table:table-row>
        <table:table-row table:style-name="Table5.5">
          <table:table-cell table:style-name="Table5.A5" office:value-type="string">
            <text:p text:style-name="P58">0b00</text:p>
          </table:table-cell>
          <table:table-cell table:style-name="Table5.B5" office:value-type="string">
            <text:p text:style-name="P58">0</text:p>
          </table:table-cell>
          <table:table-cell table:style-name="Table5.C5" office:value-type="string">
            <text:p text:style-name="P58">0b11</text:p>
          </table:table-cell>
          <table:table-cell table:style-name="Table5.D5" office:value-type="string">
            <text:p text:style-name="P60">Reserved (do not send, check on receipt).</text:p>
          </table:table-cell>
        </table:table-row>
        <table:table-row table:style-name="Table5.6">
          <table:table-cell table:style-name="Table5.A7" office:value-type="string">
            <text:p text:style-name="P58">0b00</text:p>
          </table:table-cell>
          <table:table-cell table:style-name="Table5.B7" office:value-type="string">
            <text:p text:style-name="P58">1</text:p>
          </table:table-cell>
          <table:table-cell table:style-name="Table5.C7" office:value-type="string">
            <text:p text:style-name="P58">*</text:p>
          </table:table-cell>
          <table:table-cell table:style-name="Table5.D7" office:value-type="string">
            <text:p text:style-name="P60">Marklin-Motorola track protocol</text:p>
          </table:table-cell>
        </table:table-row>
        <table:table-row table:style-name="Table5.7">
          <table:table-cell table:style-name="Table5.A7" office:value-type="string">
            <text:p text:style-name="P58">"</text:p>
          </table:table-cell>
          <table:table-cell table:style-name="Table5.B7" office:value-type="string">
            <text:p text:style-name="P58">"</text:p>
          </table:table-cell>
          <table:table-cell table:style-name="Table5.C7" office:value-type="string">
            <text:p text:style-name="P61">0b00</text:p>
          </table:table-cell>
          <table:table-cell table:style-name="Table5.D7" office:value-type="string">
            <text:p text:style-name="P62">MM – Any / Default version</text:p>
          </table:table-cell>
        </table:table-row>
        <table:table-row table:style-name="Table5.8">
          <table:table-cell table:style-name="Table5.A8" office:value-type="string">
            <text:p text:style-name="P58">"</text:p>
          </table:table-cell>
          <table:table-cell table:style-name="Table5.B8" office:value-type="string">
            <text:p text:style-name="P58">"</text:p>
          </table:table-cell>
          <table:table-cell table:style-name="Table5.C8" office:value-type="string">
            <text:p text:style-name="P61">0b01</text:p>
          </table:table-cell>
          <table:table-cell table:style-name="Table5.D8" office:value-type="string">
            <text:p text:style-name="P62">MM – Protocol version I (14 speed steps + F0)</text:p>
          </table:table-cell>
        </table:table-row>
        <table:table-row table:style-name="Table5.9">
          <table:table-cell table:style-name="Table5.A12" office:value-type="string">
            <text:p text:style-name="P58">"</text:p>
          </table:table-cell>
          <table:table-cell table:style-name="Table5.B12" office:value-type="string">
            <text:p text:style-name="P58">"</text:p>
          </table:table-cell>
          <table:table-cell table:style-name="Table5.C12" office:value-type="string">
            <text:p text:style-name="P61">0b10</text:p>
          </table:table-cell>
          <table:table-cell table:style-name="Table5.D12" office:value-type="string">
            <text:p text:style-name="P62">MM – Protocol version II (Directional + F0-F4)</text:p>
          </table:table-cell>
        </table:table-row>
        <text:soft-page-break/>
        <table:table-row table:style-name="Table5.10">
          <table:table-cell table:style-name="Table5.A12" office:value-type="string">
            <text:p text:style-name="P58">"</text:p>
          </table:table-cell>
          <table:table-cell table:style-name="Table5.B12" office:value-type="string">
            <text:p text:style-name="P58">"</text:p>
          </table:table-cell>
          <table:table-cell table:style-name="Table5.C12" office:value-type="string">
            <text:p text:style-name="P61">0b11</text:p>
          </table:table-cell>
          <table:table-cell table:style-name="Table5.D12" office:value-type="string">
            <text:p text:style-name="P62">MM – Protocol version II with following address for F5-F8 support.</text:p>
          </table:table-cell>
        </table:table-row>
        <table:table-row table:style-name="Table5.11">
          <table:table-cell table:style-name="Table5.A12" office:value-type="string">
            <text:p text:style-name="P61">0b01</text:p>
          </table:table-cell>
          <table:table-cell table:style-name="Table5.B12" office:value-type="string">
            <text:p text:style-name="P58">*</text:p>
          </table:table-cell>
          <table:table-cell table:style-name="Table5.C12" office:value-type="string">
            <text:p text:style-name="P58">*</text:p>
          </table:table-cell>
          <table:table-cell table:style-name="Table5.D12" office:value-type="string">
            <text:p text:style-name="P62">DCC track protocol</text:p>
          </table:table-cell>
        </table:table-row>
        <table:table-row table:style-name="Table5.12">
          <table:table-cell table:style-name="Table5.A12" office:value-type="string">
            <text:p text:style-name="P59">"</text:p>
          </table:table-cell>
          <table:table-cell table:style-name="Table5.B12" office:value-type="string">
            <text:p text:style-name="P61">0</text:p>
          </table:table-cell>
          <table:table-cell table:style-name="Table5.C12" office:value-type="string">
            <text:p text:style-name="P58">*</text:p>
          </table:table-cell>
          <table:table-cell table:style-name="Table5.D12" office:value-type="string">
            <text:p text:style-name="P62">DCC – Default address space</text:p>
          </table:table-cell>
        </table:table-row>
        <table:table-row table:style-name="Table5.13">
          <table:table-cell table:style-name="Table5.A13" office:value-type="string">
            <text:p text:style-name="P59">"</text:p>
          </table:table-cell>
          <table:table-cell table:style-name="Table5.B13" office:value-type="string">
            <text:p text:style-name="P61">1</text:p>
          </table:table-cell>
          <table:table-cell table:style-name="Table5.C13" office:value-type="string">
            <text:p text:style-name="P58">*</text:p>
          </table:table-cell>
          <table:table-cell table:style-name="Table5.D13" office:value-type="string">
            <text:p text:style-name="P62">DCC – Force 14-bit (long) address</text:p>
          </table:table-cell>
        </table:table-row>
        <table:table-row table:style-name="Table5.14">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00</text:p>
          </table:table-cell>
          <table:table-cell table:style-name="Table5.D19" office:value-type="string">
            <text:p text:style-name="P62">DCC – Any / Default speed steps</text:p>
          </table:table-cell>
        </table:table-row>
        <table:table-row table:style-name="Table5.15">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01</text:p>
          </table:table-cell>
          <table:table-cell table:style-name="Table5.D19" office:value-type="string">
            <text:p text:style-name="P62">DCC – 14 speed steps</text:p>
          </table:table-cell>
        </table:table-row>
        <table:table-row table:style-name="Table5.16">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10</text:p>
          </table:table-cell>
          <table:table-cell table:style-name="Table5.D19" office:value-type="string">
            <text:p text:style-name="P62">DCC – 28 speed steps</text:p>
          </table:table-cell>
        </table:table-row>
        <table:table-row table:style-name="Table5.17">
          <table:table-cell table:style-name="Table5.A19" office:value-type="string">
            <text:p text:style-name="P59">"</text:p>
          </table:table-cell>
          <table:table-cell table:style-name="Table5.B19" office:value-type="string">
            <text:p text:style-name="P61">*</text:p>
          </table:table-cell>
          <table:table-cell table:style-name="Table5.C19" office:value-type="string">
            <text:p text:style-name="P61">0b11</text:p>
          </table:table-cell>
          <table:table-cell table:style-name="Table5.D19" office:value-type="string">
            <text:p text:style-name="P62">DCC – 128 speed steps</text:p>
          </table:table-cell>
        </table:table-row>
        <table:table-row table:style-name="Table5.18">
          <table:table-cell table:style-name="Table5.A19" office:value-type="string">
            <text:p text:style-name="P61">0b10</text:p>
          </table:table-cell>
          <table:table-cell table:style-name="Table5.B19" office:value-type="string">
            <text:p text:style-name="P61">*</text:p>
          </table:table-cell>
          <table:table-cell table:style-name="Table5.C19" office:value-type="string">
            <text:p text:style-name="P61">*</text:p>
          </table:table-cell>
          <table:table-cell table:style-name="Table5.D19" office:value-type="string">
            <text:p text:style-name="P62">Reserved (do not send, check upon receipt)</text:p>
          </table:table-cell>
        </table:table-row>
        <table:table-row table:style-name="Table5.19">
          <table:table-cell table:style-name="Table5.A19" office:value-type="string">
            <text:p text:style-name="P61">0b11</text:p>
          </table:table-cell>
          <table:table-cell table:style-name="Table5.B19" office:value-type="string">
            <text:p text:style-name="P58">*</text:p>
          </table:table-cell>
          <table:table-cell table:style-name="Table5.C19" office:value-type="string">
            <text:p text:style-name="P58">*</text:p>
          </table:table-cell>
          <table:table-cell table:style-name="Table5.D19" office:value-type="string">
            <text:p text:style-name="P62">Reserved (do not send, check upon receipt)</text:p>
          </table:table-cell>
        </table:table-row>
      </table:table>
      <text:p text:style-name="P32"/>
      <text:h text:style-name="P73" text:outline-level="1">Interactions (Normative)</text:h>
      <text:p text:style-name="P24">The following <text:span text:style-name="T53">hardware and software nodes</text:span> are taking part in the interactions presented here:</text:p>
      <text:list xml:id="list2896598842" text:style-name="L5">
        <text:list-item>
          <text:p text:style-name="P95">The <text:span text:style-name="T48">Train Node</text:span><text:span text:style-name="T49"> is an OpenLCB Node that implements the Traction Protocol, controlling a single (physical) train with one or more coupled engines. The hardware implementing the Train Node may be physically built into a model, or it may be </text:span><text:span text:style-name="T50">built into </text:span><text:span text:style-name="T49">a centralized gateway hardware that converts to a non-OpenLCB protocol in order to remotely control an engine, for example via Bluetooth or a legacy track protocol such as DCC or Märklin-Motorola. </text:span><text:span text:style-name="T50">In this case a single piece of hardware may be responsible for representing multiple OpenLCB Nodes on the network.</text:span><text:change-start text:change-id="ct94827558716096"/><text:span text:style-name="T50"><text:line-break/></text:span><text:change-end text:change-id="ct94827558716096"/></text:p>
        </text:list-item>
        <text:list-item>
          <text:p text:style-name="P95"><text:span text:style-name="T49">The </text:span><text:span text:style-name="T48">Throttle Node</text:span><text:span text:style-name="T49"> is an OpenLCB Node that intends to send Traction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95"><text:span text:style-name="T49">The </text:span><text:span text:style-name="T48">Command Station </text:span><text:span text:style-name="T49">is a </text:span><text:span text:style-name="T50">gateway for proxying to some non-OpenLCB protocol, implementing Train Node(s), and having an OpenLCB network connection. There may or may not be a separate OpenLCB Node that represents the Command Station itself on the OpenLCB network.</text:span><text:change-start text:change-id="ct94827558756624"/></text:p>
        </text:list-item>
      </text:list>
      <text:p text:style-name="P25"><text:span text:style-name="T51">A Train Node has a set of properties, the following of which </text:span><text:span text:style-name="T36">are relevant for</text:span><text:span text:style-name="T51"> the interactions defined in </text:span><text:span text:style-name="T36">this</text:span><text:span text:style-name="T51"> Standard:</text:span></text:p>
      <text:list xml:id="list3116834274" text:style-name="L6">
        <text:list-item>
          <text:p text:style-name="P96">Name<text:span text:style-name="T49"> is a user-</text:span><text:span text:style-name="T37">assigned</text:span><text:span text:style-name="T49"> text</text:span><text:change-end text:change-id="ct94827558756624"/><text:change-start text:change-id="ct94827558757072"/><text:span text:style-name="T52">ual description for the train.</text:span></text:p>
        </text:list-item>
        <text:list-item>
          <text:p text:style-name="P97"><text:soft-page-break/>Protocol<text:span text:style-name="T49"> defines the native </text:span><text:change-end text:change-id="ct94827558757072"/><text:change-start text:change-id="ct94827558921264"/><text:span text:style-name="T49">command set that is </text:span><text:span text:style-name="T35">used to address this train. The options are listed in the Track Protocol </text:span><text:change-end text:change-id="ct94827558921264"/><text:change-start text:change-id="ct94827558925920"/><text:span text:style-name="T35">table.</text:span></text:p>
        </text:list-item>
        <text:list-item>
          <text:p text:style-name="P97"><text:span text:style-name="T9">Address</text:span><text:span text:style-name="T35"> is a user-assigned numerical value that uniquely identifies a train within a Protocol.</text:span><text:change-end text:change-id="ct94827558925920"/><text:change-start text:change-id="ct94827558926752"/><text:span text:style-name="T35"> There cannot be two trains with the same Protocol and same Address on the track at the same time.</text:span><text:change-end text:change-id="ct94827558926752"/><text:change-start text:change-id="ct94827558929040"/><text:span text:style-name="T35"> </text:span><text:change-end text:change-id="ct94827558929040"/><text:change-start text:change-id="ct94827558931504"/><text:span text:style-name="T35">Not all Protocols have a user-assigned Address. </text:span><text:span text:style-name="T38">The Address for the DCC Protocol also carries a disambiguator on whether it is a short (7-bit) or long (14-bit) DCC address.</text:span></text:p>
        </text:list-item>
        <text:list-item>
          <text:p text:style-name="P97"><text:span text:style-name="T9">Protocol Version</text:span><text:span text:style-name="T35"> </text:span><text:change-end text:change-id="ct94827558931504"/><text:change-start text:change-id="ct94827558931744"/><text:span text:style-name="T35">selects the exact command set to use for a Track Protocol</text:span><text:change-end text:change-id="ct94827558931744"/><text:change-start text:change-id="ct94827558932592"/><text:span text:style-name="T35">. Users sometimes have to select a specific Protocol Version to correctly operate a train or to access all possible features of it.</text:span><text:change-end text:change-id="ct94827558932592"/></text:p>
        </text:list-item>
      </text:list>
      <text:h text:style-name="Heading_20_2" text:outline-level="2">Search for existing train nodes</text:h>
      <text:p text:style-name="P26">The goal of this use-case is for a Throttle Node to enumerate Train Nodes that exist on the network and match certain criteria. The Throttle Node <text:span text:style-name="T54">shall</text:span> <text:span text:style-name="T54">represent</text:span> the given criteria as an Event Identifier <text:span text:style-name="T56">E</text:span> <text:span text:style-name="T54">according to Section </text:span><text:span text:style-name="T54"><text:bookmark-ref text:reference-format="chapter" text:ref-name="__RefHeading___Toc6933_2256849141">5.2</text:bookmark-ref></text:span>, <text:span text:style-name="T54">and shall set the flag byte ‘</text:span><text:span text:style-name="T10">rr</text:span><text:span text:style-name="T54">’ Bit 7 (Allocate) to zero (0).</text:span></text:p>
      <text:list xml:id="list3275901059" text:style-name="L7">
        <text:list-item>
          <text:p text:style-name="P98">The Throttle Node shall send an “Identify Producer” message with setting the Event Identifier to <text:span text:style-name="T55">E</text:span> to the network.</text:p>
        </text:list-item>
        <text:list-item>
          <text:p text:style-name="P98">A Train Node, upon receipt of an Identify Producer message with an Event Identifier <text:span text:style-name="T55">E</text:span><text:span text:style-name="T71"> falling</text:span> into the Event Identifier Range of Section <text:bookmark-ref text:reference-format="chapter" text:ref-name="__RefHeading___Toc6935_2256849141">5.1</text:bookmark-ref>, shall</text:p>
          <text:list>
            <text:list-item>
              <text:p text:style-name="P99">compare <text:span text:style-name="T100">the Train Node’s</text:span> identifying properties to the search criteria represented by the Event <text:change text:change-id="ct94827556841264"/><text:change-start text:change-id="ct94827558950992"/><text:span text:style-name="T9">Identifier</text:span><text:change-end text:change-id="ct94827558950992"/> <text:span text:style-name="T55">E </text:span><text:span text:style-name="T71">according to </text:span><text:span text:style-name="T72">Section </text:span><text:span text:style-name="T72"><text:bookmark-ref text:reference-format="chapter" text:ref-name="__RefHeading___Toc6973_2256849141">6.3</text:bookmark-ref></text:span><text:span text:style-name="T71">;</text:span></text:p>
            </text:list-item>
            <text:list-item>
              <text:p text:style-name="P98">in case of a match, the Train Node shall emit a “Producer Identified” message with the Event Identifier <text:span text:style-name="T55">E </text:span><text:span text:style-name="T71">to the network, setting the </text:span><text:span text:style-name="T72">Producer </text:span><text:span text:style-name="T71">validity bits according to </text:span><text:span text:style-name="T72">Section </text:span><text:span text:style-name="T72"><text:bookmark-ref text:reference-format="number" text:ref-name="__RefHeading___Toc2334_3765748684">6.4</text:bookmark-ref></text:span><text:span text:style-name="T71">;</text:span></text:p>
            </text:list-item>
            <text:list-item>
              <text:p text:style-name="P98"><text:span text:style-name="T71">in absence of a match, the Train Node shall not emit a “Producer Identified” message with the Event Identifier </text:span><text:span text:style-name="T55">E</text:span><text:span text:style-name="T71">.</text:span></text:p>
            </text:list-item>
          </text:list>
        </text:list-item>
      </text:list>
      <text:h text:style-name="Heading_20_2" text:outline-level="2">Allocat<text:span text:style-name="T104">e</text:span> a new <text:span text:style-name="T103">T</text:span>rain <text:span text:style-name="T103">N</text:span>ode</text:h>
      <text:p text:style-name="P28">The goal of this use-case is for a Throttle Node to instruct a Command Station to create a new Train Node in the case that no existing Train Node(s) match the search criteria requested by the Throttle Node. <text:span text:style-name="T105">This interaction can also be used to change the Protocol Version of an existing Train Node.</text:span></text:p>
      <text:p text:style-name="P27">The Throttle Node <text:span text:style-name="T54">shall</text:span> <text:span text:style-name="T54">represent</text:span> the <text:span text:style-name="T91">requested address</text:span> as an Event Identifier <text:span text:style-name="T56">E</text:span> <text:span text:style-name="T54">according to Section </text:span><text:span text:style-name="T54"><text:bookmark-ref text:reference-format="chapter" text:ref-name="__RefHeading___Toc6933_2256849141">5.2</text:bookmark-ref></text:span>, <text:span text:style-name="T91">with setting the flag byte ‘</text:span><text:span text:style-name="T11">rr</text:span><text:span text:style-name="T91">’ Bit 7 (Allocate) to one (0x80). The Throttle Node may, but is not required to, specify the desired track protocol in the flag byte. It is recommended that the Throttle Node also sets</text:span><text:change text:change-id="ct94827558951232"/><text:span text:style-name="T91"> Bit 6 (Exact) to one (0x40) in the flag byte.</text:span></text:p>
      <text:list xml:id="list204730962447280" text:continue-numbering="true" text:style-name="L7">
        <text:list-item>
          <text:p text:style-name="P99">The Throttle Node shall send an “Identify Producer” message with setting the Event Identifier to <text:span text:style-name="T55">E</text:span> to the network.</text:p>
        </text:list-item>
        <text:list-item>
          <text:p text:style-name="P99">A <text:span text:style-name="T92">Command Station</text:span> upon receipt of an Identify Producer message with an Event Identifier <text:span text:style-name="T55">E</text:span><text:span text:style-name="T71"> falling</text:span> into the Event Identifier Range of Section <text:bookmark-ref text:reference-format="chapter" text:ref-name="__RefHeading___Toc6935_2256849141">5.1</text:bookmark-ref><text:s/><text:span text:style-name="T92">with the flag byte ‘</text:span><text:span text:style-name="T12">rr</text:span><text:span text:style-name="T92">’ Bit 7 (Allocate) set to one</text:span>, shall</text:p>
          <text:list>
            <text:list-item>
              <text:p text:style-name="P99"><text:soft-page-break/><text:span text:style-name="T92">validate that it has the ability to create a Train Node matching </text:span>its identifying properties to the search criteria represented by the Event <text:span text:style-name="T104">Identifier</text:span> <text:span text:style-name="T55">E </text:span><text:span text:style-name="T71">according to </text:span><text:span text:style-name="T72">Section </text:span><text:span text:style-name="T72"><text:bookmark-ref text:reference-format="chapter" text:ref-name="__RefHeading___Toc6973_2256849141">6.3</text:bookmark-ref></text:span><text:span text:style-name="T71">; </text:span><text:span text:style-name="T79">for properties marked as ‘Any / Default’ by the Event Identifier </text:span><text:span text:style-name="T60">E</text:span><text:span text:style-name="T79"> the Command Station may pick any implementation-specific default value;</text:span></text:p>
            </text:list-item>
            <text:list-item>
              <text:p text:style-name="P102">wait at least 200 msec for existing Train Nodes to reply with a “Producer Identified” message;</text:p>
            </text:list-item>
            <text:list-item>
              <text:p text:style-name="P100">in <text:span text:style-name="T92">the absence of such reply,</text:span> the <text:span text:style-name="T92">Command Station</text:span> shall</text:p>
              <text:list>
                <text:list-item>
                  <text:p text:style-name="P100"><text:span text:style-name="T92">allocate a new Train Node according to the properties defined by </text:span>the Event Identifier <text:span text:style-name="T55">E</text:span><text:span text:style-name="T71">, </text:span><text:span text:style-name="T81">or</text:span></text:p>
                </text:list-item>
                <text:list-item>
                  <text:p text:style-name="P100"><text:span text:style-name="T81">adjust the Protocol Version of an existing Train Node conflicting with the requested address to match the value defined by </text:span><text:span text:style-name="T71">the Event Identifier </text:span><text:span text:style-name="T55">E,</text:span></text:p>
                </text:list-item>
              </text:list>
            </text:list-item>
          </text:list>
        </text:list-item>
      </text:list>
      <text:p text:style-name="P65"><text:span text:style-name="T81">then</text:span><text:span text:style-name="T73"> instruct the Train Node to emit a </text:span><text:span text:style-name="T71">“Producer Identified </text:span><text:span text:style-name="T74">Valid</text:span><text:span text:style-name="T71">” message with the Event Identifier </text:span><text:span text:style-name="T55">E</text:span><text:span text:style-name="T71">.</text:span></text:p>
      <text:h text:style-name="Heading_20_2" text:outline-level="2"><text:bookmark-start text:name="__RefHeading___Toc6973_2256849141"/>Event Identifier <text:span text:style-name="T91">m</text:span>atch<text:span text:style-name="T91">ing</text:span> <text:span text:style-name="T91">algorithm</text:span><text:bookmark-end text:name="__RefHeading___Toc6973_2256849141"/></text:h>
      <text:p text:style-name="P29">This section defines when an Event Identifier <text:span text:style-name="T55">E</text:span> in the range defined by <text:span text:style-name="T54">Section </text:span><text:span text:style-name="T54"><text:bookmark-ref text:reference-format="chapter" text:ref-name="__RefHeading___Toc6935_2256849141">5.1</text:bookmark-ref></text:span><text:span text:style-name="T54"><text:s/></text:span>matches a Train Node with the identifying properties of <text:span text:style-name="T55">&lt;Name, Address, Protocol</text:span><text:span text:style-name="T60">, Protocol Version</text:span><text:span text:style-name="T55">&gt;.</text:span></text:p>
      <text:p text:style-name="P14">The Train Node matches the Event Identifier <text:span text:style-name="T55">E</text:span> if<text:change-start text:change-id="ct94827559005296"/> <text:span text:style-name="T112">and only i</text:span><text:change-end text:change-id="ct94827559005296"/>f<text:change-start text:change-id="ct94827559009760"/></text:p>
      <text:list xml:id="list3366737009" text:style-name="L8">
        <text:list-item>
          <text:p text:style-name="P103"><text:change-end text:change-id="ct94827559009760"/><text:span text:style-name="T84">the search query represented by the </text:span><text:span text:style-name="T57">qq qq qq</text:span><text:span text:style-name="T84"> nibbles of </text:span><text:span text:style-name="T57">E</text:span><text:span text:style-name="T84"> matches</text:span><text:change-start text:change-id="ct94827559012192"/><text:span text:style-name="T84">,</text:span><text:change-end text:change-id="ct94827559012192"/><text:span text:style-name="T84"> </text:span><text:change text:change-id="ct94827559013728"/><text:change-start text:change-id="ct94827559015168"/><text:span text:style-name="T26">AND</text:span><text:change-end text:change-id="ct94827559015168"/><text:change text:change-id="ct94827559015536"/><text:change-start text:change-id="ct94827559017264"/></text:p>
        </text:list-item>
        <text:list-item>
          <text:p text:style-name="P103"><text:change-end text:change-id="ct94827559017264"/><text:span text:style-name="T84">the requirement by the </text:span><text:span text:style-name="T22">rr</text:span><text:span text:style-name="T84"> flag byte matches the </text:span><text:span text:style-name="T57">Protocol</text:span><text:span text:style-name="T84"> </text:span><text:span text:style-name="T79">and </text:span><text:span text:style-name="T60">Protocol Version</text:span><text:change-start text:change-id="ct94827559023312"/><text:span text:style-name="T60">,</text:span><text:change-end text:change-id="ct94827559023312"/><text:span text:style-name="T60"> </text:span><text:change text:change-id="ct94827559024496"/><text:change-start text:change-id="ct94827559025936"/><text:span text:style-name="T26">AND</text:span><text:change-end text:change-id="ct94827559025936"/><text:change text:change-id="ct94827559026304"/><text:change-start text:change-id="ct94827559028240"/></text:p>
        </text:list-item>
        <text:list-item>
          <text:p text:style-name="P103"><text:change-end text:change-id="ct94827559028240"/><text:span text:style-name="T84">the Flag byte or the query nibbles </text:span><text:span text:style-name="T78">specify</text:span><text:span text:style-name="T84"> no reserved values marked as “check upon receipt”.</text:span></text:p>
        </text:list-item>
      </text:list>
      <text:p text:style-name="P13">The flag byte <text:span text:style-name="T19">rr</text:span> matches <text:span text:style-name="T55">Protocol</text:span> if<text:change-start text:change-id="ct94827558995056"/> <text:span text:style-name="T112">and only i</text:span><text:change-end text:change-id="ct94827558995056"/>f the Track Protocol field of <text:span text:style-name="T19">rr</text:span> is set to “<text:span text:style-name="T101">Default/</text:span>Any” <text:change text:change-id="ct94827558995440"/><text:change-start text:change-id="ct94827559010128"/><text:span text:style-name="T16">OR</text:span><text:change-end text:change-id="ct94827559010128"/> <text:span text:style-name="T55">Protocol</text:span> matches the <text:span text:style-name="T94">value of the Track Protocol field.</text:span></text:p>
      <text:p text:style-name="P15">The flag byte <text:span text:style-name="T19">rr</text:span> matches <text:span text:style-name="T55">Protocol </text:span><text:span text:style-name="T61">Version</text:span> if<text:change-start text:change-id="ct94827559010368"/> <text:span text:style-name="T112">and only i</text:span><text:change-end text:change-id="ct94827559010368"/>f the Track Protocol field of <text:span text:style-name="T19">rr</text:span> is set to <text:span text:style-name="T101">the specific value or range matching</text:span> <text:span text:style-name="T55">Protocol</text:span> <text:span text:style-name="T101">and the version bits of </text:span><text:span text:style-name="T61">rr </text:span><text:span text:style-name="T101">are set to “Default/Any” or to a value that matches </text:span><text:span text:style-name="T61">Protocol Version.</text:span><text:change-start text:change-id="ct94827558994000"/></text:p>
      <text:p text:style-name="P18">We say <text:span text:style-name="T9">that the</text:span> <text:span text:style-name="T9">F</text:span>lag byte <text:span text:style-name="T55">rr</text:span> <text:span text:style-name="T69">requests a DCC long address</text:span> if and only if <text:span text:style-name="T55">rr</text:span> specifies the DCC <text:change-end text:change-id="ct94827558994000"/><text:change-start text:change-id="ct94827559037184"/>protocol <text:s/><text:span text:style-name="T17">AND</text:span><text:span text:style-name="T115"> </text:span><text:span text:style-name="T102">Bit 2 (DCC - F</text:span><text:span text:style-name="T117">orce long address bit</text:span><text:span text:style-name="T102">)</text:span><text:span text:style-name="T117"> is </text:span><text:span text:style-name="T9">set.</text:span><text:change-end text:change-id="ct94827559037184"/></text:p>
      <text:p text:style-name="P12">The <text:span text:style-name="T93">search query represented by the </text:span><text:span text:style-name="T57">qq qq qq</text:span><text:span text:style-name="T93"> nibbles of </text:span><text:span text:style-name="T57">E</text:span><text:span text:style-name="T93"> matches </text:span>if<text:change-start text:change-id="ct94827559037424"/> <text:span text:style-name="T112">and only i</text:span><text:change-end text:change-id="ct94827559037424"/>f</text:p>
      <text:list xml:id="list2948456127" text:style-name="L9">
        <text:list-item>
          <text:p text:style-name="P104"><text:span text:style-name="T59">qq qq qq</text:span><text:span text:style-name="T75"> matches the </text:span><text:span text:style-name="T59">Address</text:span><text:span text:style-name="T75"> of the Train Node, </text:span><text:change text:change-id="ct94827559046160"/><text:change-start text:change-id="ct94827559046400"/><text:span text:style-name="T28">OR</text:span><text:change-end text:change-id="ct94827559046400"/><text:span text:style-name="T75"> </text:span></text:p>
        </text:list-item>
        <text:list-item>
          <text:p text:style-name="P104"><text:change-start text:change-id="ct94827559012656"/><text:span text:style-name="T87">Bit 5 (</text:span><text:change-end text:change-id="ct94827559012656"/><text:change text:change-id="ct94827559004144"/><text:span text:style-name="T75">Address only</text:span><text:change-start text:change-id="ct94827559049408"/><text:span text:style-name="T87">)</text:span><text:change-end text:change-id="ct94827559049408"/><text:change text:change-id="ct94827559049648"/><text:span text:style-name="T75"> is </text:span><text:change text:change-id="ct94827559050128"/><text:change-start text:change-id="ct94827559047232"/><text:span text:style-name="T31">clear</text:span><text:change-end text:change-id="ct94827559047232"/><text:span text:style-name="T75"> in the Flag byte </text:span><text:span text:style-name="T20">rr</text:span><text:span text:style-name="T75"> </text:span><text:change text:change-id="ct94827559054080"/><text:change-start text:change-id="ct94827559055216"/><text:span text:style-name="T26">AND</text:span><text:change-end text:change-id="ct94827559055216"/><text:span text:style-name="T75"> </text:span><text:span text:style-name="T59">qq qq qq</text:span><text:span text:style-name="T75"> matches the </text:span><text:span text:style-name="T59">Name</text:span><text:span text:style-name="T75">.</text:span></text:p>
        </text:list-item>
      </text:list>
      <text:p text:style-name="P12">The <text:span text:style-name="T57">qq qq qq</text:span><text:span text:style-name="T93"> nibbles of </text:span><text:span text:style-name="T57">E</text:span><text:span text:style-name="T93"> matches </text:span>the <text:span text:style-name="T55">Address</text:span> if<text:change-start text:change-id="ct94827559061184"/> <text:span text:style-name="T112">and only i</text:span><text:change-end text:change-id="ct94827559061184"/>f <text:span text:style-name="T55">qq qq qq</text:span> contains exactly one contiguous sequence of digit nibbles ‘0’-’9’, <text:change text:change-id="ct94827559061424"/><text:change-start text:change-id="ct94827559061664"/><text:span text:style-name="T13">AND</text:span><text:change-end text:change-id="ct94827559061664"/></text:p>
      <text:list xml:id="list204731465863081" text:continue-list="list204731367556272" text:style-name="L2">
        <text:list-item>
          <text:p text:style-name="P91"><text:span text:style-name="T59">Protocol</text:span><text:span text:style-name="T75"> is no</text:span><text:change-start text:change-id="ct94827559062544"/><text:span text:style-name="T88">t</text:span><text:change-end text:change-id="ct94827559062544"/><text:change text:change-id="ct94827559062784"/><text:change-start text:change-id="ct94827559063024"/><text:span text:style-name="T75"> </text:span><text:change-end text:change-id="ct94827559063024"/><text:span text:style-name="T75">DCC, </text:span><text:change text:change-id="ct94827559063264"/><text:change-start text:change-id="ct94827559063504"/><text:span text:style-name="T26">OR</text:span><text:change-end text:change-id="ct94827559063504"/></text:p>
        </text:list-item>
        <text:list-item>
          <text:p text:style-name="P105"><text:change-start text:change-id="ct94827558541808"/><text:span text:style-name="T77">the </text:span><text:span text:style-name="T75">decimal value represented by these nibbles</text:span><text:change-end text:change-id="ct94827558541808"/><text:change-start text:change-id="ct94827558952080"/><text:span text:style-name="T76"> is &gt;= 128, </text:span><text:span text:style-name="T26">OR</text:span></text:p>
        </text:list-item>
        <text:list-item>
          <text:p text:style-name="P106"><text:change-end text:change-id="ct94827558952080"/><text:soft-page-break/><text:span text:style-name="T76">t</text:span><text:span text:style-name="T71">he Flag byte </text:span><text:span text:style-name="T55">rr</text:span><text:span text:style-name="T71"> </text:span><text:change-start text:change-id="ct94827559065184"/><text:span text:style-name="T86">requests a DCC long address AND </text:span><text:span text:style-name="T58">Address</text:span><text:span text:style-name="T77"> is a </text:span><text:span text:style-name="T71">DCC 14-bit (</text:span><text:span text:style-name="T77">long</text:span><text:span text:style-name="T71">)</text:span><text:change-end text:change-id="ct94827559065184"/><text:change-start text:change-id="ct94827559070192"/><text:span text:style-name="T71"> </text:span><text:span text:style-name="T87">address</text:span><text:change-end text:change-id="ct94827559070192"/><text:change text:change-id="ct94827559070576"/><text:span text:style-name="T71">, </text:span><text:change text:change-id="ct94827559072320"/><text:change-start text:change-id="ct94827559073920"/><text:span text:style-name="T29">OR</text:span><text:change-end text:change-id="ct94827559073920"/></text:p>
        </text:list-item>
        <text:list-item>
          <text:p text:style-name="P90"><text:change-start text:change-id="ct94827559079552"/><text:span text:style-name="T76">t</text:span><text:span text:style-name="T80">he Flag byte </text:span><text:span text:style-name="T65">rr</text:span><text:span text:style-name="T80"> </text:span><text:span text:style-name="T86">does not request a DCC long address AND </text:span><text:span text:style-name="T58">Address</text:span><text:span text:style-name="T77"> is a </text:span><text:span text:style-name="T80">DCC </text:span><text:span text:style-name="T29">7</text:span><text:span text:style-name="T80">-bit (</text:span><text:span text:style-name="T29">short</text:span><text:span text:style-name="T80">)</text:span><text:span text:style-name="T77"> address, </text:span><text:span text:style-name="T86">OR</text:span></text:p>
        </text:list-item>
        <text:list-item>
          <text:p text:style-name="P90"><text:span text:style-name="T76">t</text:span><text:span text:style-name="T80">he Flag byte </text:span><text:span text:style-name="T65">rr</text:span><text:span text:style-name="T80"> </text:span><text:span text:style-name="T86">does not request a DCC long address AND Bit 7 (Allocate) is clear in </text:span><text:span text:style-name="T76">t</text:span><text:span text:style-name="T80">he Flag byte </text:span><text:span text:style-name="T65">rr</text:span><text:change-end text:change-id="ct94827559079552"/><text:change text:change-id="ct94827559081072"/><text:change text:change-id="ct94827559069056"/><text:change text:change-id="ct94827559068816"/><text:change text:change-id="ct94827559067248"/><text:change text:change-id="ct94827559069488"/><text:change text:change-id="ct94827559066560"/><text:change text:change-id="ct94827559071616"/><text:change text:change-id="ct94827559072560"/><text:change text:change-id="ct94827559079792"/></text:p>
        </text:list-item>
      </text:list>
      <text:p text:style-name="P30"><text:change text:change-id="ct94827559071904"/><text:change-start text:change-id="ct94827559073344"/><text:span text:style-name="T26">AND</text:span><text:change-end text:change-id="ct94827559073344"/><text:span text:style-name="T77"> </text:span></text:p>
      <text:list xml:id="list2025763149" text:style-name="L10">
        <text:list-item>
          <text:p text:style-name="P108"><text:span text:style-name="T75">the </text:span><text:span text:style-name="T77">Exact bit of the Flag byte </text:span><text:span text:style-name="T21">rr</text:span><text:span text:style-name="T77"> is set </text:span><text:change text:change-id="ct94827559086448"/><text:change-start text:change-id="ct94827559086688"/><text:span text:style-name="T26">AND</text:span><text:change-end text:change-id="ct94827559086688"/><text:span text:style-name="T77"> the </text:span><text:span text:style-name="T75">decimal value represented by these nibbles is the value of the </text:span><text:span text:style-name="T59">Address</text:span><text:span text:style-name="T75">, </text:span><text:change text:change-id="ct94827559088560"/><text:change-start text:change-id="ct94827559089456"/><text:span text:style-name="T26">OR</text:span><text:change-end text:change-id="ct94827559089456"/></text:p>
        </text:list-item>
        <text:list-item>
          <text:p text:style-name="P108"><text:span text:style-name="T77">the Exact bit if the Flag byte </text:span><text:span text:style-name="T25">rr</text:span><text:span text:style-name="T77"> is clear </text:span><text:change text:change-id="ct94827558584976"/><text:change-start text:change-id="ct94827559057376"/><text:span text:style-name="T26">AND</text:span><text:change-end text:change-id="ct94827559057376"/><text:span text:style-name="T77"> the decimal </text:span><text:span text:style-name="T75">nibbles </text:span><text:span text:style-name="T77">form a prefix of the decimal representation of</text:span><text:span text:style-name="T75"> </text:span><text:span text:style-name="T59">Address.</text:span></text:p>
        </text:list-item>
      </text:list>
      <text:p text:style-name="P33"/>
      <text:p text:style-name="P83">The <text:span text:style-name="T57">qq qq qq</text:span><text:span text:style-name="T93"> nibbles of </text:span><text:span text:style-name="T57">E</text:span><text:span text:style-name="T93"> matches </text:span>the <text:span text:style-name="T62">Name</text:span> if<text:change-start text:change-id="ct94827559071152"/> <text:change-end text:change-id="ct94827559071152"/><text:change-start text:change-id="ct94827559059456"/><text:span text:style-name="T113">and only i</text:span><text:change-end text:change-id="ct94827559059456"/>f <text:span text:style-name="T55">qq qq qq</text:span> contains one <text:span text:style-name="T106">or more </text:span>contiguous sequence of digit nibbles <text:change-start text:change-id="ct94827555341360"/><text:span text:style-name="T120">0x</text:span><text:change-end text:change-id="ct94827555341360"/><text:change text:change-id="ct94827551242704"/>0<text:change-start text:change-id="ct94827569118768"/><text:span text:style-name="T120">0x</text:span><text:change-end text:change-id="ct94827569118768"/><text:change text:change-id="ct94827566531024"/>-<text:change-start text:change-id="ct94827584676608"/><text:span text:style-name="T120">0x</text:span><text:change-end text:change-id="ct94827584676608"/><text:change text:change-id="ct94827584430400"/>9<text:change text:change-id="ct94827566409600"/> <text:span text:style-name="T106">separated with one or more nibble </text:span><text:change-start text:change-id="ct94827562885344"/><text:span text:style-name="T120">0x</text:span><text:change-end text:change-id="ct94827562885344"/><text:change text:change-id="ct94827569483312"/><text:span text:style-name="T106">F</text:span><text:change text:change-id="ct94827584398096"/> and <text:span text:style-name="T106">each of those match the </text:span><text:span text:style-name="T62">Name.</text:span><text:change text:change-id="ct94827603020304"/><text:change text:change-id="ct94827559099504"/><text:change text:change-id="ct94827559099264"/><text:change text:change-id="ct94827559099024"/><text:change text:change-id="ct94827559098784"/><text:change text:change-id="ct94827559098544"/><text:change text:change-id="ct94827559098304"/><text:change text:change-id="ct94827559098064"/></text:p>
      <text:p text:style-name="P117">A <text:change-start text:change-id="ct94827557994960"/>maximal<text:note text:id="ftn1" text:note-class="footnote"><text:note-citation>1</text:note-citation><text:note-body><text:p text:style-name="P68">No <text:change-start text:change-id="ct94827584329760"/><text:span text:style-name="T120">0x</text:span><text:change-end text:change-id="ct94827584329760"/><text:change text:change-id="ct94827571789760"/>0<text:change text:change-id="ct94827583938736"/>-<text:change-start text:change-id="ct94827584881136"/><text:span text:style-name="T120">0x</text:span><text:change-end text:change-id="ct94827584881136"/><text:change text:change-id="ct94827563222320"/>9<text:change text:change-id="ct94827561983168"/> <text:change text:change-id="ct94827558597936"/><text:change-start text:change-id="ct94827559060112"/><text:span text:style-name="T40">nibbles</text:span><text:change-end text:change-id="ct94827559060112"/> immediately before or after <text:change-start text:change-id="ct94827559056080"/>this substring <text:span text:style-name="T114">within </text:span><text:span text:style-name="T64">qq qq qq</text:span><text:change-end text:change-id="ct94827559056080"/><text:change text:change-id="ct94827559088112"/>.</text:p></text:note-body></text:note> <text:change-end text:change-id="ct94827557994960"/>contiguous sequence of digit nibbles <text:change-start text:change-id="ct94827604335632"/><text:span text:style-name="T69">nn...n</text:span><text:span text:style-name="T68"> </text:span><text:change-end text:change-id="ct94827604335632"/><text:change-start text:change-id="ct94827558923744"/><text:span text:style-name="T114">in </text:span><text:span text:style-name="T64">E</text:span><text:span text:style-name="T114"> </text:span><text:change-end text:change-id="ct94827558923744"/>match the <text:change-start text:change-id="ct94827563722496"/><text:span text:style-name="T55">Name</text:span><text:change-end text:change-id="ct94827563722496"/> if<text:change-start text:change-id="ct94827558932304"/> and only i<text:change-end text:change-id="ct94827558932304"/>f there is a <text:change-start text:change-id="ct94827562380816"/><text:span text:style-name="T122">pair of </text:span><text:change-end text:change-id="ct94827562380816"/><text:change-start text:change-id="ct94827586540816"/><text:span text:style-name="T121">position</text:span><text:span text:style-name="T122">s</text:span><text:span text:style-name="T121"> </text:span><text:span text:style-name="T122">[</text:span><text:span text:style-name="T66">p,</text:span><text:span text:style-name="T67">q</text:span><text:span text:style-name="T90">]</text:span><text:span text:style-name="T89"> in </text:span><text:span text:style-name="T66">Name</text:span><text:span text:style-name="T89"> </text:span><text:change-end text:change-id="ct94827586540816"/><text:change-start text:change-id="ct94827573998240"/><text:span text:style-name="T89">such that there is no digit character immediately preceding position </text:span><text:span text:style-name="T66">p</text:span><text:span text:style-name="T89"> in </text:span><text:span text:style-name="T66">Name</text:span><text:span text:style-name="T89">, </text:span><text:span text:style-name="T33">AND</text:span><text:span text:style-name="T89"> </text:span><text:span text:style-name="T66">nn...n </text:span><text:span text:style-name="T34">equals</text:span><text:span text:style-name="T89"> the concatenation of all digit characters found in </text:span><text:span text:style-name="T66">Name</text:span><text:span text:style-name="T89"> from position </text:span><text:span text:style-name="T66">p</text:span><text:span text:style-name="T89"> </text:span><text:span text:style-name="T34">to </text:span><text:span text:style-name="T24">q</text:span><text:span text:style-name="T89"><text:note text:id="ftn3" text:note-class="footnote"><text:note-citation>2</text:note-citation><text:note-body><text:p text:style-name="P72"><text:change-start text:change-id="ct94827584388576"/>Any non-digit characters <text:span text:style-name="T39">shall </text:span>be skipped for this definition.<text:change-end text:change-id="ct94827584388576"/></text:p></text:note-body></text:note></text:span><text:span text:style-name="T89">, </text:span><text:change-end text:change-id="ct94827573998240"/><text:change text:change-id="ct94827567320432"/><text:change text:change-id="ct94827559029040"/><text:change text:change-id="ct94827562427648"/><text:change text:change-id="ct94827559030736"/><text:change text:change-id="ct94827559010608"/><text:change text:change-id="ct94827559102736"/><text:change-start text:change-id="ct94827559104304"/><text:span text:style-name="T14">AND</text:span><text:change-end text:change-id="ct94827559104304"/></text:p>
      <text:list xml:id="list3968055751" text:style-name="L11">
        <text:list-item>
          <text:p text:style-name="P109"><text:span text:style-name="T82">Flag byte </text:span><text:span text:style-name="T63">rr</text:span><text:span text:style-name="T82"> has Bit 6 (Exact) not set, </text:span><text:change-start text:change-id="ct94827559108848"/><text:span text:style-name="T85">OR</text:span><text:change-end text:change-id="ct94827559108848"/><text:change text:change-id="ct94827559109088"/></text:p>
        </text:list-item>
        <text:list-item>
          <text:p text:style-name="P87"><text:change-start text:change-id="ct94827586270464"/><text:span text:style-name="T122">there is no digit character imme</text:span><text:change-end text:change-id="ct94827586270464"/><text:change-start text:change-id="ct94827586374336"/><text:span text:style-name="T122">diately following position </text:span><text:span text:style-name="T67">q</text:span><text:change-end text:change-id="ct94827586374336"/><text:change text:change-id="ct94827587749424"/> in <text:span text:style-name="T55">Name</text:span><text:change text:change-id="ct94827587054096"/><text:change text:change-id="ct94827566914496"/><text:change text:change-id="ct94827587939040"/><text:change text:change-id="ct94827584762480"/><text:change text:change-id="ct94827589112544"/>.</text:p>
        </text:list-item>
      </text:list>
      <text:h text:style-name="P76" text:outline-level="2"><text:bookmark-start text:name="__RefHeading___Toc2334_3765748684"/>Search Result Differentiation<text:bookmark-end text:name="__RefHeading___Toc2334_3765748684"/></text:h>
      <text:p text:style-name="P17"><text:span text:style-name="T110">A </text:span>Train Node replying <text:span text:style-name="T9">with</text:span> Producer Identified messag<text:span text:style-name="T110">e may, but is not required to </text:span><text:change-start text:change-id="ct94827558591984"/><text:span text:style-name="T110">to differentiate on how </text:span><text:span text:style-name="T18">accurately</text:span><text:span text:style-name="T110"> the search query matches the Train Node’s properties </text:span><text:span text:style-name="T116">by </text:span><text:change-end text:change-id="ct94827558591984"/>pick<text:change-start text:change-id="ct94827558466400"/><text:span text:style-name="T116">ing</text:span><text:change-end text:change-id="ct94827558466400"/> the response message from the set of Producer Identified Valid, Producer Identified Invalid and Producer Identified Unknown<text:change-start text:change-id="ct94827558627536"/> <text:span text:style-name="T116">messages.</text:span><text:change-end text:change-id="ct94827558627536"/><text:change text:change-id="ct94827558625776"/><text:change text:change-id="ct94827558629488"/><text:span text:style-name="T110"> </text:span><text:change text:change-id="ct94827559112320"/><text:change-start text:change-id="ct94827559119552"/><text:span text:style-name="T15">The</text:span><text:change-end text:change-id="ct94827559119552"/><text:span text:style-name="T110"> </text:span><text:change-start text:change-id="ct94827559123040"/><text:span text:style-name="T116">responses represent</text:span><text:change-end text:change-id="ct94827559123040"/><text:change-start text:change-id="ct94827559124480"/><text:span text:style-name="T116"> the quality of match with</text:span><text:change-end text:change-id="ct94827559124480"/><text:change text:change-id="ct94827559124832"/><text:span text:style-name="T110"> </text:span>‘<text:span text:style-name="T109">Valid’ &gt; ‘Invalid’ &gt; ‘Unknown’</text:span><text:change text:change-id="ct94827559127488"/><text:span text:style-name="T109">.</text:span> <text:span text:style-name="T110">A Node may use any implementation-specific algorithm, which may also take into account properties not represented in this standard for making the determination.</text:span></text:p>
      <text:p text:style-name="P16">If a Train Node does not make <text:change-start text:change-id="ct94827559130112"/><text:span text:style-name="T118">a </text:span><text:change-end text:change-id="ct94827559130112"/>differentiation, it shall use <text:span text:style-name="T108">Producer Identified </text:span>Unknown as response message for Search responses.</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s/>1 <text:s/>Introduction (Informative)<text:tab/>1</text:p>
          <text:p text:style-name="P67"><text:s/>2 <text:s/>Intended Use (Informative)<text:tab/>1</text:p>
          <text:p text:style-name="P67"><text:s/>3 <text:s/>References and Context (Normative)<text:tab/>2</text:p>
          <text:p text:style-name="P67"><text:s/>4 <text:s/>Message Formats (Normative)<text:tab/>2</text:p>
          <text:p text:style-name="P67"><text:s/>5 <text:s/>Allocation (Normative)<text:tab/>2</text:p>
          <text:p text:style-name="P66"><text:s/>5.1 <text:s/>Identifier Range allocation and License terms<text:tab/>2</text:p>
          <text:p text:style-name="P66"><text:s/>5.2 <text:s/>Identifier Format<text:tab/>2</text:p>
          <text:p text:style-name="P67"><text:s/>6 <text:s/>Interactions (Normative)<text:tab/>4</text:p>
          <text:p text:style-name="P66"><text:s/>6.1 <text:s/>Search for existing train nodes<text:tab/>5</text:p>
          <text:p text:style-name="P66"><text:s/>6.2 <text:s/>Allocate a new Train Node<text:tab/>5</text:p>
          <text:p text:style-name="P66"><text:s/>6.3 <text:s/>Event Identifier matching algorithm<text:tab/>6</text:p>
          <text:p text:style-name="P66"><text:s/>6.4 <text:s/>Search Result Differentiation<text:tab/>7</text:p>
        </text:index-body>
      </text:table-of-content>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2.8437in"/>
        </style:tab-stops>
      </style:paragraph-properties>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10" style:family="paragraph" style:parent-style-name="Header">
      <style:paragraph-properties fo:text-align="center" style:justify-single-word="false" style:snap-to-layout-grid="false"/>
      <style:text-properties style:font-name="Arial"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4d90d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94827557008368" text:id="ct94827557008368">
            <text:insertion>
              <office:change-info>
                <dc:creator>Balazs Racz</dc:creator>
                <dc:date>2021-01-17T00:54:50</dc:date>
              </office:change-info>
            </text:insertion>
          </text:changed-region>
          <text:changed-region xml:id="ct94827557876352" text:id="ct94827557876352">
            <text:deletion>
              <office:change-info>
                <dc:creator>Balazs Racz</dc:creator>
                <dc:date>2021-01-17T00:54:50</dc:date>
              </office:change-info>
              <text:p text:style-name="MP4"><text:span text:style-name="Page_20_Number"><text:span text:style-name="MT3">19</text:span></text:span></text:p>
            </text:deletion>
          </text:changed-region>
        </text:tracked-changes>
        <text:p text:style-name="MP4"><text:span text:style-name="Page_20_Number"><text:span text:style-name="MT2">Copyright 201</text:span></text:span><text:span text:style-name="Page_20_Number"><text:span text:style-name="MT3">8-20</text:span></text:span><text:change-start text:change-id="ct94827557008368"/><text:span text:style-name="Page_20_Number"><text:span text:style-name="MT4">21</text:span></text:span><text:change-end text:change-id="ct94827557008368"/><text:change text:change-id="ct9482755787635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date style:data-style-name="N75" text:date-value="2021-02-28T20:47:29.761313851">Feb 28, 202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8"><draw:image xlink:href="Pictures/10000000000001310000006CDFAC4C48D4B2CD84.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Train Search Protocol</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10"><text:date style:data-style-name="N75" text:date-value="2021-02-28T20:47:29.777767318">Feb 28, 2021</text:date></text:p>
            </table:table-cell>
            <table:table-cell table:style-name="Table1.C1" office:value-type="string">
              <text:p text:style-name="MP10">Preliminary</text:p>
            </table:table-cell>
          </table:table-row>
        </table:table>
        <text:p text:style-name="Header"/>
      </style:header>
      <style:footer>
        <text:tracked-changes>
          <text:changed-region xml:id="ct94827558037568" text:id="ct94827558037568">
            <text:insertion>
              <office:change-info>
                <dc:creator>Balazs Racz</dc:creator>
                <dc:date>2021-01-17T00:54:30</dc:date>
              </office:change-info>
            </text:insertion>
          </text:changed-region>
          <text:changed-region xml:id="ct94827558217968" text:id="ct94827558217968">
            <text:deletion>
              <office:change-info>
                <dc:creator>Balazs Racz</dc:creator>
                <dc:date>2021-01-17T00:54:32</dc:date>
              </office:change-info>
              <text:p text:style-name="Text_20_body"><text:span text:style-name="Page_20_Number"><text:span text:style-name="MT4">3-XX</text:span></text:span></text:p>
            </text:deletion>
          </text:changed-region>
        </text:tracked-changes>
        <text:p text:style-name="Text_20_body"><text:span text:style-name="Page_20_Number"><text:span text:style-name="MT2">Copyright 201</text:span></text:span><text:change-start text:change-id="ct94827558037568"/><text:span text:style-name="Page_20_Number"><text:span text:style-name="MT4">8-2021</text:span></text:span><text:change-end text:change-id="ct94827558037568"/><text:change text:change-id="ct94827558217968"/><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span text:style-name="Page_20_Number"><text:span text:style-name="MT2"><text:date style:data-style-name="N75" text:date-value="2021-02-28T20:47:29.782126327">Feb 28, 2021</text:date></text:span></text:span></text:p>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102</meta:editing-cycles>
    <meta:editing-duration>P1DT3H44M53S</meta:editing-duration>
    <meta:generator>LibreOffice/7.0.4.2$Linux_X86_64 LibreOffice_project/00$Build-2</meta:generator>
    <dc:date>2021-02-28T20:47:29.541795060</dc:date>
    <dc:creator>Balazs Racz</dc:creator>
    <meta:document-statistic meta:table-count="5" meta:image-count="1" meta:object-count="0" meta:page-count="8" meta:paragraph-count="224" meta:word-count="2497" meta:character-count="14347" meta:non-whitespace-character-count="12058"/>
    <meta:user-defined meta:name="Info 1"/>
    <meta:user-defined meta:name="Info 2"/>
    <meta:user-defined meta:name="Info 3"/>
    <meta:user-defined meta:name="Info 4"/>
  </office:meta>
</office:document-meta>
</file>